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top="0in" fo:margin-bottom="0.1965in" style:contextual-spacing="false" fo:background-color="transparent"/>
    </style:style>
    <style:style style:name="P3" style:family="paragraph" style:parent-style-name="Preformatted_20_Text">
      <style:text-properties fo:font-size="28pt" fo:font-weight="bold" style:font-size-asian="28pt" style:font-weight-asian="bold" style:font-size-complex="28pt" style:font-weight-complex="bold"/>
    </style:style>
    <style:style style:name="P4" style:family="paragraph" style:parent-style-name="Standard">
      <style:text-properties fo:font-size="28pt" fo:font-weight="bold" style:font-size-asian="28pt" style:font-weight-asian="bold" style:font-size-complex="28pt" style:font-weight-complex="bold"/>
    </style:style>
    <style:style style:name="P5" style:family="paragraph" style:parent-style-name="Preformatted_20_Text">
      <loext:graphic-properties draw:fill="solid" draw:fill-color="#202327" draw:opacity="100%"/>
      <style:paragraph-properties fo:margin-top="0in" fo:margin-bottom="0in" style:contextual-spacing="false" fo:line-height="150%" fo:text-align="start" style:justify-single-word="false" fo:background-color="#202327" fo:padding="0in" fo:border="none"/>
    </style:style>
    <style:style style:name="P6" style:family="paragraph" style:parent-style-name="Standard">
      <style:paragraph-properties style:writing-mode="lr-tb"/>
      <style:text-properties fo:color="#000000" loext:opacity="100%" style:font-name="sans-serif" fo:background-color="transparent"/>
    </style:style>
    <style:style style:name="P7" style:family="paragraph" style:parent-style-name="Text_20_body">
      <style:paragraph-properties style:writing-mode="lr-tb"/>
      <style:text-properties fo:color="#000000" loext:opacity="100%" style:font-name="sans-serif" fo:background-color="transparent"/>
    </style:style>
    <style:style style:name="P8"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9"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0" style:family="paragraph" style:parent-style-name="Standard">
      <style:text-properties fo:color="#000000" loext:opacity="100%" style:font-name="sans-serif" fo:font-size="28pt" fo:font-weight="bold" fo:background-color="transparent" style:font-size-asian="28pt" style:font-weight-asian="bold" style:font-size-complex="28pt" style:font-weight-complex="bold"/>
    </style:style>
    <style:style style:name="P11" style:family="paragraph" style:parent-style-name="Standard">
      <style:text-properties officeooo:paragraph-rsid="0022162e"/>
    </style:style>
    <style:style style:name="P12" style:family="paragraph" style:parent-style-name="Standard">
      <style:text-properties fo:font-size="28pt" fo:font-weight="bold" officeooo:rsid="0022162e" officeooo:paragraph-rsid="0022162e" style:font-size-asian="28pt" style:font-weight-asian="bold" style:font-size-complex="28pt" style:font-weight-complex="bold"/>
    </style:style>
    <style:style style:name="P13" style:family="paragraph" style:parent-style-name="Standard">
      <style:paragraph-properties style:writing-mode="lr-tb"/>
      <style:text-properties fo:font-size="12pt" fo:font-weight="bold" officeooo:rsid="0022162e" style:font-size-asian="10.5pt" style:font-weight-asian="bold" style:font-size-complex="12pt" style:font-weight-complex="bold"/>
    </style:style>
    <style:style style:name="P14" style:family="paragraph" style:parent-style-name="Standard">
      <style:paragraph-properties style:writing-mode="lr-tb"/>
      <style:text-properties fo:font-size="12pt" fo:font-weight="bold" officeooo:rsid="0026249a" officeooo:paragraph-rsid="0026249a" style:font-size-asian="10.5pt" style:font-weight-asian="bold" style:font-size-complex="12pt" style:font-weight-complex="bold"/>
    </style:style>
    <style:style style:name="P15" style:family="paragraph" style:parent-style-name="Standard">
      <style:paragraph-properties style:writing-mode="lr-tb"/>
    </style:style>
    <style:style style:name="P16"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17" style:family="paragraph" style:parent-style-name="Standard">
      <style:paragraph-properties style:writing-mode="lr-tb"/>
      <style:text-properties fo:color="#000000" loext:opacity="100%" style:font-name="sans-serif" fo:font-size="12pt" fo:font-weight="bold" officeooo:rsid="0022162e" fo:background-color="transparent" style:font-size-asian="10.5pt" style:font-weight-asian="bold" style:font-size-complex="12pt" style:font-weight-complex="bold"/>
    </style:style>
    <style:style style:name="P18" style:family="paragraph" style:parent-style-name="Standard">
      <style:paragraph-properties style:writing-mode="lr-tb"/>
      <style:text-properties officeooo:paragraph-rsid="0026249a"/>
    </style:style>
    <style:style style:name="P19"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019faa4" officeooo:paragraph-rsid="0019faa4" fo:background-color="transparent"/>
    </style:style>
    <style:style style:name="P2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a46f5" fo:background-color="transparent"/>
    </style:style>
    <style:style style:name="P2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 style:family="paragraph" style:parent-style-name="Text_20_body" style:list-style-name="L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 style:family="paragraph" style:parent-style-name="Text_20_body" style:list-style-name="L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2" style:family="paragraph" style:parent-style-name="Text_20_body" style:list-style-name="L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3"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4"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5"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6"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7"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cd83f" fo:background-color="transparent"/>
    </style:style>
    <style:style style:name="P38"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9" style:family="paragraph" style:parent-style-name="Text_20_body" style:list-style-name="L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0" style:family="paragraph" style:parent-style-name="Text_20_body" style:list-style-name="L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1" style:family="paragraph" style:parent-style-name="Text_20_body" style:list-style-name="L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2" style:family="paragraph" style:parent-style-name="Text_20_body" style:list-style-name="L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3" style:family="paragraph" style:parent-style-name="Text_20_body" style:list-style-name="L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4" style:family="paragraph" style:parent-style-name="Text_20_body" style:list-style-name="L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5" style:family="paragraph" style:parent-style-name="Text_20_body" style:list-style-name="L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6" style:family="paragraph" style:parent-style-name="Text_20_body" style:list-style-name="L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7"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8" style:family="paragraph" style:parent-style-name="Text_20_body" style:list-style-name="L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9" style:family="paragraph" style:parent-style-name="Text_20_body" style:list-style-name="L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0" style:family="paragraph" style:parent-style-name="Text_20_body" style:list-style-name="L3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1" style:family="paragraph" style:parent-style-name="Text_20_body" style:list-style-name="L3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2" style:family="paragraph" style:parent-style-name="Text_20_body" style:list-style-name="L3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3" style:family="paragraph" style:parent-style-name="Text_20_body" style:list-style-name="L3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4" style:family="paragraph" style:parent-style-name="Text_20_body" style:list-style-name="L3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5" style:family="paragraph" style:parent-style-name="Text_20_body" style:list-style-name="L3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6" style:family="paragraph" style:parent-style-name="Text_20_body" style:list-style-name="L3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7" style:family="paragraph" style:parent-style-name="Text_20_body" style:list-style-name="L3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8" style:family="paragraph" style:parent-style-name="Text_20_body" style:list-style-name="L3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9" style:family="paragraph" style:parent-style-name="Text_20_body" style:list-style-name="L3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0" style:family="paragraph" style:parent-style-name="Text_20_body" style:list-style-name="L4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1" style:family="paragraph" style:parent-style-name="Text_20_body" style:list-style-name="L4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2" style:family="paragraph" style:parent-style-name="Text_20_body" style:list-style-name="L4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3" style:family="paragraph" style:parent-style-name="Text_20_body" style:list-style-name="L4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4" style:family="paragraph" style:parent-style-name="Text_20_body" style:list-style-name="L4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5" style:family="paragraph" style:parent-style-name="Text_20_body" style:list-style-name="L4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6" style:family="paragraph" style:parent-style-name="Text_20_body" style:list-style-name="L4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7" style:family="paragraph" style:parent-style-name="Text_20_body" style:list-style-name="L4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8" style:family="paragraph" style:parent-style-name="Text_20_body" style:list-style-name="L4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9" style:family="paragraph" style:parent-style-name="Text_20_body" style:list-style-name="L4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0" style:family="paragraph" style:parent-style-name="Text_20_body" style:list-style-name="L5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1" style:family="paragraph" style:parent-style-name="Text_20_body" style:list-style-name="L5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2" style:family="paragraph" style:parent-style-name="Text_20_body" style:list-style-name="L5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3" style:family="paragraph" style:parent-style-name="Text_20_body" style:list-style-name="L5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4" style:family="paragraph" style:parent-style-name="Text_20_body" style:list-style-name="L5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5" style:family="paragraph" style:parent-style-name="Text_20_body" style:list-style-name="L5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6" style:family="paragraph" style:parent-style-name="Text_20_body" style:list-style-name="L5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7" style:family="paragraph" style:parent-style-name="Text_20_body" style:list-style-name="L5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8" style:family="paragraph" style:parent-style-name="Text_20_body" style:list-style-name="L5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9" style:family="paragraph" style:parent-style-name="Text_20_body" style:list-style-name="L5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0" style:family="paragraph" style:parent-style-name="Text_20_body" style:list-style-name="L6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1" style:family="paragraph" style:parent-style-name="Text_20_body" style:list-style-name="L6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2" style:family="paragraph" style:parent-style-name="Text_20_body" style:list-style-name="L6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3" style:family="paragraph" style:parent-style-name="Text_20_body" style:list-style-name="L6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4" style:family="paragraph" style:parent-style-name="Text_20_body" style:list-style-name="L6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5" style:family="paragraph" style:parent-style-name="Text_20_body" style:list-style-name="L6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6" style:family="paragraph" style:parent-style-name="Text_20_body" style:list-style-name="L6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7" style:family="paragraph" style:parent-style-name="Text_20_body" style:list-style-name="L6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8" style:family="paragraph" style:parent-style-name="Text_20_body" style:list-style-name="L6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9" style:family="paragraph" style:parent-style-name="Text_20_body" style:list-style-name="L6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0" style:family="paragraph" style:parent-style-name="Text_20_body" style:list-style-name="L7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1" style:family="paragraph" style:parent-style-name="Text_20_body" style:list-style-name="L7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2" style:family="paragraph" style:parent-style-name="Text_20_body" style:list-style-name="L7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3" style:family="paragraph" style:parent-style-name="Text_20_body" style:list-style-name="L7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4" style:family="paragraph" style:parent-style-name="Text_20_body" style:list-style-name="L7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5" style:family="paragraph" style:parent-style-name="Text_20_body" style:list-style-name="L7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6" style:family="paragraph" style:parent-style-name="Text_20_body" style:list-style-name="L7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7" style:family="paragraph" style:parent-style-name="Text_20_body" style:list-style-name="L7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8" style:family="paragraph" style:parent-style-name="Text_20_body" style:list-style-name="L7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9" style:family="paragraph" style:parent-style-name="Text_20_body" style:list-style-name="L7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0" style:family="paragraph" style:parent-style-name="Text_20_body" style:list-style-name="L8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1" style:family="paragraph" style:parent-style-name="Text_20_body" style:list-style-name="L8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2" style:family="paragraph" style:parent-style-name="Text_20_body" style:list-style-name="L8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3" style:family="paragraph" style:parent-style-name="Text_20_body" style:list-style-name="L8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4" style:family="paragraph" style:parent-style-name="Text_20_body" style:list-style-name="L8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5" style:family="paragraph" style:parent-style-name="Text_20_body" style:list-style-name="L8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6" style:family="paragraph" style:parent-style-name="Text_20_body" style:list-style-name="L8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7" style:family="paragraph" style:parent-style-name="Text_20_body" style:list-style-name="L8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8" style:family="paragraph" style:parent-style-name="Text_20_body" style:list-style-name="L8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9" style:family="paragraph" style:parent-style-name="Text_20_body" style:list-style-name="L8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0"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11" style:family="paragraph" style:parent-style-name="Text_20_body">
      <style:paragraph-properties style:writing-mode="lr-tb"/>
      <style:text-properties fo:color="#000000" loext:opacity="100%" style:font-name="sans-serif" fo:background-color="transparent"/>
    </style:style>
    <style:style style:name="P112" style:family="paragraph" style:parent-style-name="Text_20_body" style:list-style-name="L9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3" style:family="paragraph" style:parent-style-name="Text_20_body" style:list-style-name="L9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4" style:family="paragraph" style:parent-style-name="Text_20_body" style:list-style-name="L9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5" style:family="paragraph" style:parent-style-name="Text_20_body" style:list-style-name="L9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6" style:family="paragraph" style:parent-style-name="Text_20_body" style:list-style-name="L9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7" style:family="paragraph" style:parent-style-name="Text_20_body" style:list-style-name="L9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8" style:family="paragraph" style:parent-style-name="Text_20_body" style:list-style-name="L9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9" style:family="paragraph" style:parent-style-name="Text_20_body" style:list-style-name="L9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0" style:family="paragraph" style:parent-style-name="Text_20_body" style:list-style-name="L9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1" style:family="paragraph" style:parent-style-name="Text_20_body" style:list-style-name="L9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2" style:family="paragraph" style:parent-style-name="Text_20_body" style:list-style-name="L10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3" style:family="paragraph" style:parent-style-name="Text_20_body" style:list-style-name="L10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4" style:family="paragraph" style:parent-style-name="Text_20_body" style:list-style-name="L10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5" style:family="paragraph" style:parent-style-name="Text_20_body" style:list-style-name="L10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6" style:family="paragraph" style:parent-style-name="Text_20_body" style:list-style-name="L10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7" style:family="paragraph" style:parent-style-name="Text_20_body" style:list-style-name="L10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8" style:family="paragraph" style:parent-style-name="Text_20_body" style:list-style-name="L10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9" style:family="paragraph" style:parent-style-name="Text_20_body" style:list-style-name="L10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0" style:family="paragraph" style:parent-style-name="Text_20_body" style:list-style-name="L10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1" style:family="paragraph" style:parent-style-name="Text_20_body" style:list-style-name="L10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2" style:family="paragraph" style:parent-style-name="Text_20_body" style:list-style-name="L1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3" style:family="paragraph" style:parent-style-name="Text_20_body" style:list-style-name="L1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4" style:family="paragraph" style:parent-style-name="Text_20_body" style:list-style-name="L1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5" style:family="paragraph" style:parent-style-name="Text_20_body" style:list-style-name="L1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6" style:family="paragraph" style:parent-style-name="Text_20_body" style:list-style-name="L1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7" style:family="paragraph" style:parent-style-name="Text_20_body" style:list-style-name="L1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8" style:family="paragraph" style:parent-style-name="Text_20_body" style:list-style-name="L1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9" style:family="paragraph" style:parent-style-name="Text_20_body" style:list-style-name="L1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0" style:family="paragraph" style:parent-style-name="Text_20_body" style:list-style-name="L1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1" style:family="paragraph" style:parent-style-name="Text_20_body" style:list-style-name="L1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2" style:family="paragraph" style:parent-style-name="Text_20_body" style:list-style-name="L1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3" style:family="paragraph" style:parent-style-name="Text_20_body" style:list-style-name="L1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4" style:family="paragraph" style:parent-style-name="Text_20_body" style:list-style-name="L1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5" style:family="paragraph" style:parent-style-name="Text_20_body" style:list-style-name="L1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6" style:family="paragraph" style:parent-style-name="Text_20_body" style:list-style-name="L1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7" style:family="paragraph" style:parent-style-name="Text_20_body" style:list-style-name="L1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8" style:family="paragraph" style:parent-style-name="Text_20_body" style:list-style-name="L1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9" style:family="paragraph" style:parent-style-name="Text_20_body" style:list-style-name="L1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0" style:family="paragraph" style:parent-style-name="Text_20_body" style:list-style-name="L1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1" style:family="paragraph" style:parent-style-name="Text_20_body" style:list-style-name="L1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2" style:family="paragraph" style:parent-style-name="Text_20_body" style:list-style-name="L13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3" style:family="paragraph" style:parent-style-name="Text_20_body" style:list-style-name="L13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4" style:family="paragraph" style:parent-style-name="Text_20_body" style:list-style-name="L13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5"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officeooo:paragraph-rsid="001cd83f"/>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sans-serif" fo:font-size="12pt" fo:background-color="transparent" loext:char-shading-value="0" style:font-size-asian="10.5pt" style:font-size-complex="12pt"/>
    </style:style>
    <style:style style:name="T3" style:family="text">
      <style:text-properties fo:color="#000000" loext:opacity="100%" style:font-name="sans-serif" fo:font-size="26pt" fo:font-weight="bold" fo:background-color="transparent" loext:char-shading-value="0" style:font-size-asian="26pt" style:font-weight-asian="bold" style:font-size-complex="26pt" style:font-weight-complex="bold"/>
    </style:style>
    <style:style style:name="T4" style:family="text">
      <style:text-properties fo:color="#000000" loext:opacity="100%" style:font-name="monospace" fo:font-size="10pt" fo:background-color="transparent" loext:char-shading-value="0"/>
    </style:style>
    <style:style style:name="T5" style:family="text">
      <style:text-properties officeooo:rsid="0019faa4"/>
    </style:style>
    <style:style style:name="T6" style:family="text">
      <style:text-properties officeooo:rsid="001a46f5"/>
    </style:style>
    <style:style style:name="T7" style:family="text">
      <style:text-properties officeooo:rsid="001b4e0d"/>
    </style:style>
    <style:style style:name="T8" style:family="text">
      <style:text-properties style:font-name="monospace" fo:font-size="10pt"/>
    </style:style>
    <style:style style:name="T9" style:family="text">
      <style:text-properties officeooo:rsid="001cb399"/>
    </style:style>
    <style:style style:name="T10" style:family="text">
      <style:text-properties fo:font-size="26pt" fo:font-weight="bold" officeooo:rsid="001cb399" style:font-size-asian="26pt" style:font-weight-asian="bold" style:font-size-complex="26pt" style:font-weight-complex="bold"/>
    </style:style>
    <style:style style:name="T11" style:family="text">
      <style:text-properties fo:font-size="26pt" fo:font-weight="bold" officeooo:rsid="001b4e0d" style:font-size-asian="26pt" style:font-weight-asian="bold" style:font-size-complex="26pt" style:font-weight-complex="bold"/>
    </style:style>
    <style:style style:name="T12" style:family="text">
      <style:text-properties officeooo:rsid="001cd83f"/>
    </style:style>
    <style:style style:name="T13" style:family="text">
      <style:text-properties officeooo:rsid="001e8f36"/>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bold" officeooo:rsid="0021f07a" style:font-size-asian="28pt" style:font-weight-asian="bold" style:font-size-complex="28pt" style:font-weight-complex="bold"/>
    </style:style>
    <style:style style:name="T16" style:family="text">
      <style:text-properties fo:font-size="28pt" fo:font-weight="bold" officeooo:rsid="0022162e" style:font-size-asian="28pt" style:font-weight-asian="bold" style:font-size-complex="28pt" style:font-weight-complex="bold"/>
    </style:style>
    <style:style style:name="T17" style:family="text">
      <style:text-properties fo:font-size="12pt" fo:font-weight="bold" officeooo:rsid="0022162e" style:font-size-asian="10.5pt" style:font-weight-asian="bold" style:font-size-complex="12pt" style:font-weight-complex="bold"/>
    </style:style>
    <style:style style:name="T18" style:family="text">
      <style:text-properties fo:font-size="12pt" fo:font-weight="bold" officeooo:rsid="0026249a" style:font-size-asian="10.5pt" style:font-weight-asian="bold" style:font-size-complex="12pt" style:font-weight-complex="bold"/>
    </style:style>
    <style:style style:name="T19" style:family="text">
      <style:text-properties fo:color="#d4d4d4" loext:opacity="100%"/>
    </style:style>
    <style:style style:name="T20" style:family="text">
      <style:text-properties fo:color="#d4d4d4" loext:opacity="100%" style:font-name="Menlo" fo:font-size="7.80000019073486pt"/>
    </style:style>
    <style:style style:name="T21" style:family="text">
      <style:text-properties fo:color="#d4d4d4" loext:opacity="100%" style:font-name="Menlo" fo:font-size="7.80000019073486pt" style:font-size-asian="10.5pt" style:font-size-complex="12pt"/>
    </style:style>
    <style:style style:name="T22" style:family="text">
      <style:text-properties fo:color="#9cdcfe" loext:opacity="100%" style:font-name="Menlo" fo:font-size="7.80000019073486pt"/>
    </style:style>
    <style:style style:name="T23" style:family="text">
      <style:text-properties fo:color="#ce9178" loext:opacity="100%" style:font-name="Menlo" fo:font-size="7.80000019073486pt"/>
    </style:style>
    <style:style style:name="T24" style:family="text">
      <style:text-properties fo:color="#569cd6" loext:opacity="100%" style:font-name="Menlo" fo:font-size="7.80000019073486pt"/>
    </style:style>
    <style:style style:name="T25" style:family="text">
      <style:text-properties officeooo:rsid="0026249a"/>
    </style:style>
    <style:style style:name="T26" style:family="text">
      <style:text-properties officeooo:rsid="0027da5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ying to a Hex Space</text:p>
      <text:list xml:id="list3033781678" text:style-name="L89">
        <text:list-item>
          <text:p text:style-name="P109">Physical Game: The card is placed on or associated with a hex space manually.</text:p>
        </text:list-item>
        <text:list-item>
          <text:p text:style-name="P109">Video Game: The game board (a hexgrid) needs a system to link each hex to a location card.</text:p>
          <text:list>
            <text:list-item>
              <text:p text:style-name="P109">Idea: Use a map or dictionary in your game code where each hex coordinate (e.g., "3,4") points to a location card object. When the player moves to that hex, the game loads the card’s current state.</text:p>
            </text:list-item>
            <text:list-item>
              <text:p text:style-name="P109">Implementation: </text:p>
              <text:list>
                <text:list-item>
                  <text:p text:style-name="P109">On game start, load all location cards and assign them to hexes (either predefined or randomized).</text:p>
                </text:list-item>
                <text:list-item>
                  <text:p text:style-name="P109">When a player enters a hex, check <text:span text:style-name="T8">current_state</text:span> and trigger the appropriate logic.</text:p>
                </text:list-item>
              </text:list>
            </text:list-item>
          </text:list>
        </text:list-item>
      </text:list>
      <text:p text:style-name="P7">3. Handling Outcomes and Options</text:p>
      <text:list xml:id="list1461124566" text:style-name="L90">
        <text:list-item>
          <text:p text:style-name="P112">First State:</text:p>
          <text:list>
            <text:list-item>
              <text:p text:style-name="P112">Physical Game: You likely roll a die or draw a card to pick a random outcome from the list.</text:p>
            </text:list-item>
            <text:list-item>
              <text:p text:style-name="P112">Video Game: Use a random number generator (RNG) to select an outcome when the player lands on the hex or interacts (e.g., a "Search" action).</text:p>
              <text:list>
                <text:list-item>
                  <text:p text:style-name="P112">Example: Player lands on "Building" hex → RNG picks "Find Junk" → Game draws a Junk card from the Junk Deck and adds it to the player’s hand.</text:p>
                </text:list-item>
              </text:list>
            </text:list-item>
          </text:list>
        </text:list-item>
        <text:list-item>
          <text:p text:style-name="P112">Second State:</text:p>
          <text:list>
            <text:list-item>
              <text:p text:style-name="P112">Physical Game: Random outcomes still happen, but players also choose from options (e.g., flipping a card to its "Market" side and using a menu or tokens).</text:p>
            </text:list-item>
            <text:list-item>
              <text:p text:style-name="P112">Video Game: </text:p>
              <text:list>
                <text:list-item>
                  <text:p text:style-name="P112">Random Outcome: Each turn the player is on the hex, roll for an outcome (e.g., "Merchant Arrives" adds a Tool card to a shop pool).</text:p>
                </text:list-item>
                <text:list-item>
                  <text:p text:style-name="P112">Player Options: Display a menu with buttons (e.g., "Buy," "Sell," "Trade") tied to game actions (spend gold, discard cards, etc.).</text:p>
                </text:list-item>
                <text:list-item>
                  <text:p text:style-name="P112">Example: Player on "Market" hex → RNG picks "Price Surge" → Menu shows "Buy (4 gold)," "Sell (1 gold)," "Trade."</text:p>
                </text:list-item>
              </text:list>
            </text:list-item>
          </text:list>
        </text:list-item>
      </text:list>
      <text:p text:style-name="P7">4. State Transition</text:p>
      <text:list xml:id="list2592615613" text:style-name="L91">
        <text:list-item>
          <text:p text:style-name="P113">Physical Game: The player completes a quest, and you replace or flip the "Building" card to "Market," revealing new outcomes/options.</text:p>
        </text:list-item>
        <text:list-item>
          <text:p text:style-name="P113">Video Game: </text:p>
          <text:list>
            <text:list-item>
              <text:p text:style-name="P113">Trigger: The game checks the <text:span text:style-name="T8">upgrade_condition</text:span> when a quest is completed (e.g., "Q001: Deliver Supplies" finishes → update <text:span text:style-name="T8">current_state</text:span> to "State 2").</text:p>
            </text:list-item>
            <text:list-item>
              <text:p text:style-name="P113">Visual Cue: Swap the card’s sprite or text on-screen to reflect "Market" (e.g., change from a ruined building image to a market stall).</text:p>
            </text:list-item>
            <text:list-item>
              <text:p text:style-name="P113">Logic Update: Switch to using <text:span text:style-name="T8">state_2</text:span> data for outcomes and options.</text:p>
            </text:list-item>
          </text:list>
        </text:list-item>
      </text:list>
      <text:p text:style-name="Horizontal_20_Line"/>
      <text:p text:style-name="P9"><text:soft-page-break/>Example Walkthrough in the Video Game</text:p>
      <text:p text:style-name="P7">Let’s play through your "Building → Market" example:</text:p>
      <text:list xml:id="list3303430909" text:style-name="L92">
        <text:list-item>
          <text:p text:style-name="P114">Setup:</text:p>
          <text:list>
            <text:list-item>
              <text:p text:style-name="P114">Hex "3,4" has the "Building" card in "State 1."</text:p>
            </text:list-item>
            <text:list-item>
              <text:p text:style-name="P114">Player moves their piece to "3,4."</text:p>
            </text:list-item>
          </text:list>
        </text:list-item>
        <text:list-item>
          <text:p text:style-name="P114">First State Interaction:</text:p>
          <text:list>
            <text:list-item>
              <text:p text:style-name="P114">Game rolls RNG → "Meet a Wanderer."</text:p>
            </text:list-item>
            <text:list-item>
              <text:p text:style-name="P114">Draws an NPC card (e.g., "Wanderer Jay") who gives Quest Q001: "Deliver Supplies" ("Bring 3 Junk cards to this hex").</text:p>
            </text:list-item>
            <text:list-item>
              <text:p text:style-name="P114">Player leaves, gathers 3 Junk cards elsewhere, returns to "3,4."</text:p>
            </text:list-item>
          </text:list>
        </text:list-item>
        <text:list-item>
          <text:p text:style-name="P114">Upgrade:</text:p>
          <text:list>
            <text:list-item>
              <text:p text:style-name="P114">Player completes Q001 by discarding 3 Junk cards.</text:p>
            </text:list-item>
            <text:list-item>
              <text:p text:style-name="P114">Game updates <text:span text:style-name="T8">current_state</text:span> to "State 2" → "Building" becomes "Market."</text:p>
            </text:list-item>
            <text:list-item>
              <text:p text:style-name="P114">Screen updates to show "Market" with new art/text.</text:p>
            </text:list-item>
          </text:list>
        </text:list-item>
        <text:list-item>
          <text:p text:style-name="P114">Second State Interaction:</text:p>
          <text:list>
            <text:list-item>
              <text:p text:style-name="P114">Player lands on "3,4" again.</text:p>
            </text:list-item>
            <text:list-item>
              <text:p text:style-name="P114">RNG rolls → "Merchant Arrives" (adds a "Hammer" Tool card to the shop pool).</text:p>
            </text:list-item>
            <text:list-item>
              <text:p text:style-name="P114">Menu pops up: "Buy (3 gold): Hammer," "Sell (2 gold): Junk," "Trade: Blueprint for Map."</text:p>
            </text:list-item>
            <text:list-item>
              <text:p text:style-name="P114">Player chooses "Buy," spends 3 gold, gets the Hammer.</text:p>
            </text:list-item>
          </text:list>
        </text:list-item>
      </text:list>
      <text:p text:style-name="Horizontal_20_Line"/>
      <text:p text:style-name="P9">Considerations for Video Game Design</text:p>
      <text:p text:style-name="P7">Here are some ideas to help you adapt this to the video game, based on your physical design:</text:p>
      <text:list xml:id="list3670258486" text:style-name="L93">
        <text:list-item>
          <text:p text:style-name="P115">Random Outcome System:</text:p>
          <text:list>
            <text:list-item>
              <text:p text:style-name="P115">Use a simple RNG (e.g., Python’s <text:span text:style-name="T8">random.choice</text:span>) to pick from the <text:span text:style-name="T8">outcomes</text:span> list each time the player interacts with the hex.</text:p>
            </text:list-item>
            <text:list-item>
              <text:p text:style-name="P115">Consider weighting outcomes if you want some to be rarer (e.g., "Thieves Attack" 20% chance vs. "Find Junk" 50%).</text:p>
            </text:list-item>
          </text:list>
        </text:list-item>
        <text:list-item>
          <text:p text:style-name="P115">Player Options Interface:</text:p>
          <text:list>
            <text:list-item>
              <text:p text:style-name="P115">In pygame_gui, create a dropdown or button menu for <text:span text:style-name="T8">options</text:span> in State 2. Tie each option to a function (e.g., <text:span text:style-name="T8">buy_item()</text:span> deducts gold, adds a card).</text:p>
            </text:list-item>
            <text:list-item>
              <text:p text:style-name="P115">Display the shop pool dynamically (e.g., a list of available cards updated by random outcomes).</text:p>
            </text:list-item>
          </text:list>
        </text:list-item>
        <text:list-item>
          <text:p text:style-name="P115">Visual States:</text:p>
          <text:list>
            <text:list-item>
              <text:p text:style-name="P115">Design two sprites per location card (e.g., "Building.png" and "Market.png") or use text overlays to show the state change.</text:p>
            </text:list-item>
            <text:list-item>
              <text:p text:style-name="P115">Animate the transition (e.g., a fade or flip effect) for polish.</text:p>
            </text:list-item>
          </text:list>
        </text:list-item>
        <text:list-item>
          <text:p text:style-name="P115">Quest Integration:</text:p>
          <text:list>
            <text:list-item>
              <text:p text:style-name="P115">Link location upgrades to your Quest Card Maker output. For example, Q001’s <text:soft-page-break/>JSON could set <text:span text:style-name="T8">"upgrade_location": "Hex 3,4"</text:span> to trigger the state change.</text:p>
            </text:list-item>
            <text:list-item>
              <text:p text:style-name="P115">Allow quests to spawn new location cards (e.g., a "Map" quest places a new "Ruins" card on an empty hex).</text:p>
            </text:list-item>
          </text:list>
        </text:list-item>
        <text:list-item>
          <text:p text:style-name="P115">Gameplay Balance:</text:p>
          <text:list>
            <text:list-item>
              <text:p text:style-name="P115">How often should random outcomes trigger? Every turn on the hex, or only on a specific action (e.g., "Search")?</text:p>
            </text:list-item>
            <text:list-item>
              <text:p text:style-name="P115">Should State 2 options cost resources (gold, cards) or be free actions? Your Market example suggests a gold economy—does that exist in your game already?</text:p>
            </text:list-item>
          </text:list>
        </text:list-item>
      </text:list>
      <text:p text:style-name="Horizontal_20_Line"/>
      <text:p text:style-name="P9">Questions for You</text:p>
      <text:p text:style-name="P7">To make sure I’m aligning with your real-world design:</text:p>
      <text:list xml:id="list2404053563" text:style-name="L94">
        <text:list-item>
          <text:p text:style-name="P116">Physical Card Details: What’s written on your physical location cards? Do they list outcomes/options explicitly, or reference other decks/rules?</text:p>
        </text:list-item>
        <text:list-item>
          <text:p text:style-name="P116">Outcome Frequency: In the physical game, how do you decide when a random outcome happens (e.g., each turn, a die roll)?</text:p>
        </text:list-item>
        <text:list-item>
          <text:p text:style-name="P116">Upgrade Trigger: Is it always a quest that upgrades the location, or could other actions (e.g., spending resources) do it?</text:p>
        </text:list-item>
        <text:list-item>
          <text:p text:style-name="P116">Second State Options: Are "Buy, Sell, Trade" the main options for a Market, or do you have other examples (e.g., "Hire NPC," "Repair Tool")?</text:p>
        </text:list-item>
        <text:list-item>
          <text:p text:style-name="P116">Video Game Goals: What’s your priority for location cards in the video game—visuals, functionality, or integration with quests?</text:p>
        </text:list-item>
      </text:list>
      <text:p text:style-name="Horizontal_20_Line"/>
      <text:p text:style-name="P9">Next Steps</text:p>
      <text:p text:style-name="P7">I can:</text:p>
      <text:list xml:id="list3340072055" text:style-name="L95">
        <text:list-item>
          <text:p text:style-name="P117">Refine the JSON structure further based on your physical card details.</text:p>
        </text:list-item>
        <text:list-item>
          <text:p text:style-name="P117">Suggest pygame_gui code snippets for the hexgrid and state transitions.</text:p>
        </text:list-item>
        <text:list-item>
          <text:p text:style-name="P117">Brainstorm more location card examples (e.g., "Cave → Mine," "Forest → Camp"). What would help you most right now? Let me know where to focus, and I’ll keep supporting your awesome project!</text:p>
        </text:list-item>
      </text:list>
      <text:p text:style-name="P15"><text:span text:style-name="T17"><text:line-break/><text:line-break/></text:span><text:span text:style-name="T18">More<text:line-break/><text:line-break/></text:span><text:span text:style-name="T1">Summary of Your Location Card Design</text:span></text:p>
      <text:p text:style-name="P8">Based on your input, here’s how your location cards work in the physical game:</text:p>
      <text:list xml:id="list811512805" text:style-name="L96">
        <text:list-item>
          <text:p text:style-name="P118">Physical Card Details:</text:p>
          <text:list>
            <text:list-item>
              <text:p text:style-name="P118">Layout: Each card has two states—State 1 on the top half, State 2 on the bottom half. When upgraded, you rotate the card 180 degrees to flip it to State 2.</text:p>
            </text:list-item>
            <text:list-item>
              <text:p text:style-name="P118">Content:</text:p>
              <text:list>
                <text:list-item>
                  <text:p text:style-name="P118"><text:soft-page-break/>State 1: Lists random outcomes (e.g., events or finds).</text:p>
                </text:list-item>
                <text:list-item>
                  <text:p text:style-name="P118">State 2: Lists random outcomes and consistent player choices (options).</text:p>
                </text:list-item>
              </text:list>
            </text:list-item>
            <text:list-item>
              <text:p text:style-name="P118">Example: A "Garden" card:</text:p>
              <text:list>
                <text:list-item>
                  <text:p text:style-name="P118">State 1 (Unplanted): Random outcomes like "Find a Weed" or "Spot a Shovel."</text:p>
                </text:list-item>
                <text:list-item>
                  <text:p text:style-name="P118">State 2 (Planted): Random outcomes like "Pest Infestation" plus options like "Harvest Herbs," "Harvest Vegetables."</text:p>
                </text:list-item>
              </text:list>
            </text:list-item>
          </text:list>
        </text:list-item>
        <text:list-item>
          <text:p text:style-name="P118">Outcome Frequency:</text:p>
          <text:list>
            <text:list-item>
              <text:p text:style-name="P118">You use a spinner to select random outcomes in the physical game (though dice are an option). This happens when the player interacts with the location (e.g., landing on its hex).</text:p>
            </text:list-item>
          </text:list>
        </text:list-item>
        <text:list-item>
          <text:p text:style-name="P118">Upgrade Triggers:</text:p>
          <text:list>
            <text:list-item>
              <text:p text:style-name="P118">Quests can trigger the upgrade (e.g., "Plant the Garden").</text:p>
            </text:list-item>
            <text:list-item>
              <text:p text:style-name="P118">Other triggers include bringing specific items (e.g., gardening tools, seeds, documents, junk) or spending resources like gold or gems.</text:p>
            </text:list-item>
            <text:list-item>
              <text:p text:style-name="P118">Example: "Garden" upgrades from Unplanted to Planted with a "Shovel" (tool) and "Seeds" (item).</text:p>
            </text:list-item>
          </text:list>
        </text:list-item>
        <text:list-item>
          <text:p text:style-name="P118">Second State Options:</text:p>
          <text:list>
            <text:list-item>
              <text:p text:style-name="P118">Beyond "Buy, Sell, Trade" (like in the Market example), options can include "Hire NPC," "Repair Tool," or "Advanced Crafting."</text:p>
            </text:list-item>
            <text:list-item>
              <text:p text:style-name="P118">These are consistent actions players can choose each time they interact with the State 2 location.</text:p>
            </text:list-item>
          </text:list>
        </text:list-item>
        <text:list-item>
          <text:p text:style-name="P118">Video Game Goals:</text:p>
          <text:list>
            <text:list-item>
              <text:p text:style-name="P118">Priority 1: Functionality: Get location cards working in the video game with their states, random outcomes, and player options.</text:p>
            </text:list-item>
            <text:list-item>
              <text:p text:style-name="P118">Priority 2: Integration: Later, connect them to your quest system (e.g., quests as upgrade triggers).</text:p>
            </text:list-item>
          </text:list>
        </text:list-item>
      </text:list>
      <text:p text:style-name="P9">This setup is super versatile—it blends randomness with player-driven progression, which should translate well into the video game. Let’s brainstorm some examples to flesh this out!</text:p>
      <text:p text:style-name="Horizontal_20_Line"/>
      <text:p text:style-name="P9">Brainstorming Location Card Examples</text:p>
      <text:p text:style-name="P9">I’ll create five location card examples that reflect your physical design—two states on one card, random outcomes for both, and player options in State 2. I’ll include varied upgrade triggers (quests, items, resources) and tie them to your hexgrid and card-based mechanics. Each will be structured as they might appear in the video game (e.g., a JSON-like format), ready for functionality and eventual quest integration.</text:p>
      <text:p text:style-name="P7">1. Garden → Planted Garden</text:p>
      <text:list xml:id="list3669086130" text:style-name="L97">
        <text:list-item>
          <text:p text:style-name="P119">State 1: Garden (Unplanted) </text:p>
          <text:list>
            <text:list-item>
              <text:p text:style-name="P119">Description: "A patch of overgrown soil, untended for years." </text:p>
            </text:list-item>
            <text:list-item>
              <text:p text:style-name="P119">Random Outcomes: </text:p>
              <text:list>
                <text:list-item>
                  <text:p text:style-name="P119">"Find a Weed: Gain 1 Junk card ('Weed')." </text:p>
                </text:list-item>
                <text:list-item>
                  <text:p text:style-name="P119"><text:soft-page-break/>"Spot a Shovel: Gain 1 Tool card ('Rusty Shovel')." </text:p>
                </text:list-item>
                <text:list-item>
                  <text:p text:style-name="P119">"Snake Encounter: Draw 1 Enemy card from Wildlife Deck."</text:p>
                </text:list-item>
              </text:list>
            </text:list-item>
            <text:list-item>
              <text:p text:style-name="P119">Upgrade Trigger: Bring 1 "Shovel" (Tool) and 1 "Seeds" (Item) to this hex.</text:p>
            </text:list-item>
          </text:list>
        </text:list-item>
        <text:list-item>
          <text:p text:style-name="P119">State 2: Planted Garden </text:p>
          <text:list>
            <text:list-item>
              <text:p text:style-name="P119">Description: "A thriving garden bursting with crops." </text:p>
            </text:list-item>
            <text:list-item>
              <text:p text:style-name="P119">Random Outcomes: </text:p>
              <text:list>
                <text:list-item>
                  <text:p text:style-name="P119">"Pest Infestation: Draw 1 Enemy card from Pest Deck." </text:p>
                </text:list-item>
                <text:list-item>
                  <text:p text:style-name="P119">"Bountiful Growth: Gain 1 extra harvest this turn."</text:p>
                </text:list-item>
              </text:list>
            </text:list-item>
            <text:list-item>
              <text:p text:style-name="P119">Player Options: </text:p>
              <text:list>
                <text:list-item>
                  <text:p text:style-name="P119">"Harvest Herbs: Gain 1 Resource card ('Herbs')." </text:p>
                </text:list-item>
                <text:list-item>
                  <text:p text:style-name="P119">"Harvest Vegetables: Gain 1 Resource card ('Vegetables')." </text:p>
                </text:list-item>
                <text:list-item>
                  <text:p text:style-name="P119">"Harvest Fruit: Spend 1 turn to gain 1 Resource card ('Fruit')."</text:p>
                </text:list-item>
              </text:list>
            </text:list-item>
          </text:list>
        </text:list-item>
        <text:list-item>
          <text:p text:style-name="P119">Notes: A resource-focused location. State 2 options give steady rewards, with random outcomes adding risk/reward.</text:p>
        </text:list-item>
      </text:list>
      <text:p text:style-name="P7">2. Ruins → Workshop</text:p>
      <text:list xml:id="list2622073480" text:style-name="L98">
        <text:list-item>
          <text:p text:style-name="P120">State 1: Ruins </text:p>
          <text:list>
            <text:list-item>
              <text:p text:style-name="P120">Description: "Crumbled stones hint at a forgotten structure." </text:p>
            </text:list-item>
            <text:list-item>
              <text:p text:style-name="P120">Random Outcomes: </text:p>
              <text:list>
                <text:list-item>
                  <text:p text:style-name="P120">"Unearth Junk: Draw 1 Junk card." </text:p>
                </text:list-item>
                <text:list-item>
                  <text:p text:style-name="P120">"Ghostly Whisper: Draw 1 Document card ('Old Journal')." </text:p>
                </text:list-item>
                <text:list-item>
                  <text:p text:style-name="P120">"Collapse: Lose 1 HP."</text:p>
                </text:list-item>
              </text:list>
            </text:list-item>
            <text:list-item>
              <text:p text:style-name="P120">Upgrade Trigger: Complete Quest Q002: "Rebuild the Ruins" (e.g., "Bring 3 Junk cards").</text:p>
            </text:list-item>
          </text:list>
        </text:list-item>
        <text:list-item>
          <text:p text:style-name="P120">State 2: Workshop </text:p>
          <text:list>
            <text:list-item>
              <text:p text:style-name="P120">Description: "A restored workspace for crafting and repair." </text:p>
            </text:list-item>
            <text:list-item>
              <text:p text:style-name="P120">Random Outcomes: </text:p>
              <text:list>
                <text:list-item>
                  <text:p text:style-name="P120">"Inspiration Strikes: Draw 1 Blueprint card." </text:p>
                </text:list-item>
                <text:list-item>
                  <text:p text:style-name="P120">"Tool Malfunction: Discard 1 Tool card."</text:p>
                </text:list-item>
              </text:list>
            </text:list-item>
            <text:list-item>
              <text:p text:style-name="P120">Player Options: </text:p>
              <text:list>
                <text:list-item>
                  <text:p text:style-name="P120">"Repair Tool: Spend 2 Junk cards to upgrade a Tool card." </text:p>
                </text:list-item>
                <text:list-item>
                  <text:p text:style-name="P120">"Craft Item: Combine 1 Blueprint and 2 Junk cards to create a Tool." </text:p>
                </text:list-item>
                <text:list-item>
                  <text:p text:style-name="P120">"Hire Tinker: Spend 3 gold to draw 1 NPC card ('Tinker')."</text:p>
                </text:list-item>
              </text:list>
            </text:list-item>
          </text:list>
        </text:list-item>
        <text:list-item>
          <text:p text:style-name="P120">Notes: Ties into crafting mechanics. State 2 supports tool-focused gameplay with an NPC hiring option.</text:p>
        </text:list-item>
      </text:list>
      <text:p text:style-name="P7">3. Cave → Mine</text:p>
      <text:list xml:id="list2873806906" text:style-name="L99">
        <text:list-item>
          <text:p text:style-name="P121">State 1: Cave </text:p>
          <text:list>
            <text:list-item>
              <text:p text:style-name="P121">Description: "A dark, damp hollow in the rock." </text:p>
            </text:list-item>
            <text:list-item>
              <text:p text:style-name="P121">Random Outcomes: </text:p>
              <text:list>
                <text:list-item>
                  <text:p text:style-name="P121">"Find Ore: Gain 1 Junk card ('Ore Chunk')." </text:p>
                </text:list-item>
                <text:list-item>
                  <text:p text:style-name="P121">"Bat Swarm: Draw 1 Enemy card from Wildlife Deck." </text:p>
                </text:list-item>
                <text:list-item>
                  <text:p text:style-name="P121">"Lost Map: Draw 1 Document card ('Faded Map')."</text:p>
                </text:list-item>
              </text:list>
            </text:list-item>
            <text:list-item>
              <text:p text:style-name="P121"><text:soft-page-break/>Upgrade Trigger: Bring 1 "Pickaxe" (Tool) and spend 2 gold.</text:p>
            </text:list-item>
          </text:list>
        </text:list-item>
        <text:list-item>
          <text:p text:style-name="P121">State 2: Mine </text:p>
          <text:list>
            <text:list-item>
              <text:p text:style-name="P121">Description: "A working mine rich with resources." </text:p>
            </text:list-item>
            <text:list-item>
              <text:p text:style-name="P121">Random Outcomes: </text:p>
              <text:list>
                <text:list-item>
                  <text:p text:style-name="P121">"Vein Discovered: Gain 1 extra Ore this turn." </text:p>
                </text:list-item>
                <text:list-item>
                  <text:p text:style-name="P121">"Cave-In: Lose 1 turn."</text:p>
                </text:list-item>
              </text:list>
            </text:list-item>
            <text:list-item>
              <text:p text:style-name="P121">Player Options: </text:p>
              <text:list>
                <text:list-item>
                  <text:p text:style-name="P121">"Mine Ore: Gain 2 Junk cards ('Ore Chunk')." </text:p>
                </text:list-item>
                <text:list-item>
                  <text:p text:style-name="P121">"Sell Ore: Discard 2 Ore cards for 3 gold." </text:p>
                </text:list-item>
                <text:list-item>
                  <text:p text:style-name="P121">"Trade Ore: Swap 1 Ore card for 1 Resource card ('Gem')."</text:p>
                </text:list-item>
              </text:list>
            </text:list-item>
          </text:list>
        </text:list-item>
        <text:list-item>
          <text:p text:style-name="P121">Notes: Gold economy focus. State 2 options build on State 1’s ore theme, with trading as a twist.</text:p>
        </text:list-item>
      </text:list>
      <text:p text:style-name="P7">4. Outpost → Fort</text:p>
      <text:list xml:id="list2138269766" text:style-name="L100">
        <text:list-item>
          <text:p text:style-name="P122">State 1: Outpost </text:p>
          <text:list>
            <text:list-item>
              <text:p text:style-name="P122">Description: "A rickety shelter barely standing." </text:p>
            </text:list-item>
            <text:list-item>
              <text:p text:style-name="P122">Random Outcomes: </text:p>
              <text:list>
                <text:list-item>
                  <text:p text:style-name="P122">"Scout Arrives: Draw 1 NPC card ('Scout')." </text:p>
                </text:list-item>
                <text:list-item>
                  <text:p text:style-name="P122">"Raider Ambush: Draw 1 Enemy card from Bandit Deck." </text:p>
                </text:list-item>
                <text:list-item>
                  <text:p text:style-name="P122">"Supply Drop: Gain 1 Junk card."</text:p>
                </text:list-item>
              </text:list>
            </text:list-item>
            <text:list-item>
              <text:p text:style-name="P122">Upgrade Trigger: Spend 5 gold and 2 Junk cards ("Wood Planks").</text:p>
            </text:list-item>
          </text:list>
        </text:list-item>
        <text:list-item>
          <text:p text:style-name="P122">State 2: Fort </text:p>
          <text:list>
            <text:list-item>
              <text:p text:style-name="P122">Description: "A sturdy stronghold guarding the hex." </text:p>
            </text:list-item>
            <text:list-item>
              <text:p text:style-name="P122">Random Outcomes: </text:p>
              <text:list>
                <text:list-item>
                  <text:p text:style-name="P122">"Reinforcements: Draw 1 NPC card ('Guard')." </text:p>
                </text:list-item>
                <text:list-item>
                  <text:p text:style-name="P122">"Siege Alert: Draw 1 Enemy card from Raider Deck."</text:p>
                </text:list-item>
              </text:list>
            </text:list-item>
            <text:list-item>
              <text:p text:style-name="P122">Player Options: </text:p>
              <text:list>
                <text:list-item>
                  <text:p text:style-name="P122">"Hire Guard: Spend 2 gold to draw 1 NPC card ('Guard')." </text:p>
                </text:list-item>
                <text:list-item>
                  <text:p text:style-name="P122">"Repair Walls: Spend 1 Junk card to gain 1 Defense point." </text:p>
                </text:list-item>
                <text:list-item>
                  <text:p text:style-name="P122">"Store Supplies: Discard 1 Resource card to gain 2 gold next turn."</text:p>
                </text:list-item>
              </text:list>
            </text:list-item>
          </text:list>
        </text:list-item>
        <text:list-item>
          <text:p text:style-name="P122">Notes: Defensive focus. State 2 options enhance protection and resource management.</text:p>
        </text:list-item>
      </text:list>
      <text:p text:style-name="P7">5. Wreck → Shipyard</text:p>
      <text:list xml:id="list869210558" text:style-name="L101">
        <text:list-item>
          <text:p text:style-name="P123">State 1: Wreck </text:p>
          <text:list>
            <text:list-item>
              <text:p text:style-name="P123">Description: "A shattered hull washed ashore." </text:p>
            </text:list-item>
            <text:list-item>
              <text:p text:style-name="P123">Random Outcomes: </text:p>
              <text:list>
                <text:list-item>
                  <text:p text:style-name="P123">"Salvage Scrap: Gain 1 Junk card ('Rusted Metal')." </text:p>
                </text:list-item>
                <text:list-item>
                  <text:p text:style-name="P123">"Sea Chart: Draw 1 Document card ('Torn Map')." </text:p>
                </text:list-item>
                <text:list-item>
                  <text:p text:style-name="P123">"Crab Attack: Draw 1 Enemy card from Wildlife Deck."</text:p>
                </text:list-item>
              </text:list>
            </text:list-item>
            <text:list-item>
              <text:p text:style-name="P123">Upgrade Trigger: Bring 1 "Blueprint: Ship Frame" (Document) and 3 Junk cards.</text:p>
            </text:list-item>
          </text:list>
        </text:list-item>
        <text:list-item>
          <text:p text:style-name="P123">State 2: Shipyard </text:p>
          <text:list>
            <text:list-item>
              <text:p text:style-name="P123">Description: "A busy dock crafting vessels." </text:p>
            </text:list-item>
            <text:list-item>
              <text:p text:style-name="P123"><text:soft-page-break/>Random Outcomes: </text:p>
              <text:list>
                <text:list-item>
                  <text:p text:style-name="P123">"Storm Delay: Lose 1 turn." </text:p>
                </text:list-item>
                <text:list-item>
                  <text:p text:style-name="P123">"New Contract: Draw 1 Document card ('Trade Route')."</text:p>
                </text:list-item>
              </text:list>
            </text:list-item>
            <text:list-item>
              <text:p text:style-name="P123">Player Options: </text:p>
              <text:list>
                <text:list-item>
                  <text:p text:style-name="P123">"Craft Boat: Spend 3 Junk cards and 1 Blueprint to gain 1 Tool card ('Rowboat')." </text:p>
                </text:list-item>
                <text:list-item>
                  <text:p text:style-name="P123">"Sell Scrap: Discard 2 Junk cards for 4 gold." </text:p>
                </text:list-item>
                <text:list-item>
                  <text:p text:style-name="P123">"Hire Sailor: Spend 3 gold to draw 1 NPC card ('Sailor')."</text:p>
                </text:list-item>
              </text:list>
            </text:list-item>
          </text:list>
        </text:list-item>
        <text:list-item>
          <text:p text:style-name="P123">Notes: Advanced crafting focus. State 2 ties into exploration (boats) and NPC support.</text:p>
        </text:list-item>
      </text:list>
      <text:p text:style-name="Horizontal_20_Line"/>
      <text:p text:style-name="P7">How These Fit Your Goals</text:p>
      <text:list xml:id="list1730603355" text:style-name="L102">
        <text:list-item>
          <text:p text:style-name="P124">Functionality:</text:p>
          <text:list>
            <text:list-item>
              <text:p text:style-name="P124">Each card has a clear State 1 (random outcomes via spinner-like RNG) and State 2 (outcomes + options via menu).</text:p>
            </text:list-item>
            <text:list-item>
              <text:p text:style-name="P124">In the video game, landing on the hex triggers an RNG roll (e.g., <text:span text:style-name="T8">random.choice(outcomes)</text:span>) for the current state, and State 2 adds a pygame_gui menu with buttons for options.</text:p>
            </text:list-item>
            <text:list-item>
              <text:p text:style-name="P124">Example: "Garden" → RNG picks "Snake Encounter" in State 1; "Planted Garden" → RNG picks "Bountiful Growth" + menu offers "Harvest Herbs."</text:p>
            </text:list-item>
          </text:list>
        </text:list-item>
        <text:list-item>
          <text:p text:style-name="P124">Integration (Later):</text:p>
          <text:list>
            <text:list-item>
              <text:p text:style-name="P124">Upgrade triggers like quests (e.g., "Rebuild the Ruins") can pull from your Quest Card Maker JSON (e.g., <text:span text:style-name="T8">"end": "Upgrade Hex 3,4 to State 2"</text:span>).</text:p>
            </text:list-item>
            <text:list-item>
              <text:p text:style-name="P124">Item-based triggers (e.g., "Shovel + Seeds") check the player’s inventory when they interact with the hex.</text:p>
            </text:list-item>
            <text:list-item>
              <text:p text:style-name="P124">Gold/gem triggers tie into your economy system.</text:p>
            </text:list-item>
          </text:list>
        </text:list-item>
      </text:list>
      <text:p text:style-name="Horizontal_20_Line"/>
      <text:p text:style-name="P9">Video Game Implementation Ideas</text:p>
      <text:p text:style-name="P7">To get these functional in your video game:</text:p>
      <text:list xml:id="list3762607675" text:style-name="L103">
        <text:list-item>
          <text:p text:style-name="P125">Data Storage: Store location cards as JSON files (like above) loaded into a hexgrid dictionary (e.g., <text:span text:style-name="T8">hexes["3,4"] = garden_card</text:span>).</text:p>
        </text:list-item>
        <text:list-item>
          <text:p text:style-name="P125">Random Outcomes: Use Python’s <text:span text:style-name="T8">random.choice()</text:span> to mimic your spinner. Trigger it when the player lands on or "Searches" the hex.</text:p>
        </text:list-item>
        <text:list-item>
          <text:p text:style-name="P125">State Transition: Check <text:span text:style-name="T8">upgrade_condition</text:span> on interaction (e.g., <text:span text:style-name="T8">if player.has("Shovel") and player.has("Seeds")</text:span> → <text:span text:style-name="T8">current_state = "State 2"</text:span>).</text:p>
        </text:list-item>
        <text:list-item>
          <text:p text:style-name="P125">State 2 Menu: Use pygame_gui to create a button list for options (e.g., <text:span text:style-name="T8">UIButton(text="Harvest Herbs", command=gain_herbs)</text:span>).</text:p>
        </text:list-item>
      </text:list>
      <text:p text:style-name="Horizontal_20_Line"/>
      <text:p text:style-name="P9">More Questions or Directions?</text:p>
      <text:p text:style-name="P7">These examples should give you a solid base to start coding functionality. Want me to:</text:p>
      <text:list xml:id="list2167823818" text:style-name="L104">
        <text:list-item>
          <text:p text:style-name="P126"><text:soft-page-break/>Expand on one example with more detail (e.g., JSON or pseudo-code)?</text:p>
        </text:list-item>
        <text:list-item>
          <text:p text:style-name="P126">Brainstorm additional location cards (e.g., water-based, urban)?</text:p>
        </text:list-item>
        <text:list-item>
          <text:p text:style-name="P126">Suggest how to integrate these with your Quest Card Maker specifically? Let me know what’s most helpful next! I’m here to support your design every step of the way.</text:p>
        </text:list-item>
      </text:list>
      <text:p text:style-name="P13"/>
      <text:p text:style-name="P18"><text:span text:style-name="T18">More<text:line-break/><text:line-break/></text:span><text:span text:style-name="T1">Here’s a list of additional location card ideas for your hexgrid turn-based RPG, designed to fit your physical card structure—two states on one card (State 1 on top, State 2 on bottom, rotated 180 degrees to upgrade), random outcomes for both states, and consistent player options in State 2. I’ll draw from your existing mechanics (quests, items, tools, gold/gems) and vary the themes to give you a broad range of possibilities. Each will include upgrade triggers and tie into your hex-based, card-driven gameplay. Let’s brainstorm ten more!</text:span></text:p>
      <text:p text:style-name="Horizontal_20_Line"/>
      <text:p text:style-name="P9">List of Location Card Ideas</text:p>
      <text:p text:style-name="P7">1. Pond → Fishery</text:p>
      <text:list xml:id="list1040037618" text:style-name="L105">
        <text:list-item>
          <text:p text:style-name="P127">State 1: Pond </text:p>
          <text:list>
            <text:list-item>
              <text:p text:style-name="P127">Description: "A still, murky pool reflecting the sky." </text:p>
            </text:list-item>
            <text:list-item>
              <text:p text:style-name="P127">Random Outcomes: </text:p>
              <text:list>
                <text:list-item>
                  <text:p text:style-name="P127">"Catch a Fish: Gain 1 Resource card ('Fish')." </text:p>
                </text:list-item>
                <text:list-item>
                  <text:p text:style-name="P127">"Lost Lure: Draw 1 Junk card ('Old Hook')." </text:p>
                </text:list-item>
                <text:list-item>
                  <text:p text:style-name="P127">"Frog Swarm: Draw 1 Enemy card from Wildlife Deck."</text:p>
                </text:list-item>
              </text:list>
            </text:list-item>
            <text:list-item>
              <text:p text:style-name="P127">Upgrade Trigger: Bring 1 "Fishing Rod" (Tool) and 1 "Net" (Item).</text:p>
            </text:list-item>
          </text:list>
        </text:list-item>
        <text:list-item>
          <text:p text:style-name="P127">State 2: Fishery </text:p>
          <text:list>
            <text:list-item>
              <text:p text:style-name="P127">Description: "A thriving fishing spot with nets and boats." </text:p>
            </text:list-item>
            <text:list-item>
              <text:p text:style-name="P127">Random Outcomes: </text:p>
              <text:list>
                <text:list-item>
                  <text:p text:style-name="P127">"Big Catch: Gain 1 extra Fish this turn." </text:p>
                </text:list-item>
                <text:list-item>
                  <text:p text:style-name="P127">"Stormy Waves: Lose 1 turn."</text:p>
                </text:list-item>
              </text:list>
            </text:list-item>
            <text:list-item>
              <text:p text:style-name="P127">Player Options: </text:p>
              <text:list>
                <text:list-item>
                  <text:p text:style-name="P127">"Fish: Gain 1 Resource card ('Fish')." </text:p>
                </text:list-item>
                <text:list-item>
                  <text:p text:style-name="P127">"Sell Fish: Discard 2 Fish cards for 3 gold." </text:p>
                </text:list-item>
                <text:list-item>
                  <text:p text:style-name="P127">"Craft Net: Spend 2 Junk cards to gain 1 Tool card ('Fishing Net')."</text:p>
                </text:list-item>
              </text:list>
            </text:list-item>
          </text:list>
        </text:list-item>
        <text:list-item>
          <text:p text:style-name="P127">Notes: Water-based resource generation with a crafting twist.</text:p>
        </text:list-item>
      </text:list>
      <text:p text:style-name="P7">2. Tower → Observatory</text:p>
      <text:list xml:id="list1817192196" text:style-name="L106">
        <text:list-item>
          <text:p text:style-name="P128">State 1: Tower </text:p>
          <text:list>
            <text:list-item>
              <text:p text:style-name="P128">Description: "A crumbling spire leaning precariously." </text:p>
            </text:list-item>
            <text:list-item>
              <text:p text:style-name="P128">Random Outcomes: </text:p>
              <text:list>
                <text:list-item>
                  <text:p text:style-name="P128">"Old Scroll: Draw 1 Document card ('Faded Text')." </text:p>
                </text:list-item>
                <text:list-item>
                  <text:p text:style-name="P128">"Falling Brick: Lose 1 HP." </text:p>
                </text:list-item>
                <text:list-item>
                  <text:p text:style-name="P128">"Raven’s Nest: Gain 1 Junk card ('Feathers')."</text:p>
                </text:list-item>
              </text:list>
            </text:list-item>
            <text:list-item>
              <text:p text:style-name="P128">Upgrade Trigger: Complete Quest Q003: "Restore the Tower" (e.g., "Bring 2 <text:soft-page-break/>Junk cards and 1 NPC: Scholar").</text:p>
            </text:list-item>
          </text:list>
        </text:list-item>
        <text:list-item>
          <text:p text:style-name="P128">State 2: Observatory </text:p>
          <text:list>
            <text:list-item>
              <text:p text:style-name="P128">Description: "A stargazing hub with a polished telescope." </text:p>
            </text:list-item>
            <text:list-item>
              <text:p text:style-name="P128">Random Outcomes: </text:p>
              <text:list>
                <text:list-item>
                  <text:p text:style-name="P128">"Stellar Map: Draw 1 Document card ('Star Chart')." </text:p>
                </text:list-item>
                <text:list-item>
                  <text:p text:style-name="P128">"Cloudy Night: No options this turn."</text:p>
                </text:list-item>
              </text:list>
            </text:list-item>
            <text:list-item>
              <text:p text:style-name="P128">Player Options: </text:p>
              <text:list>
                <text:list-item>
                  <text:p text:style-name="P128">"Study Stars: Gain 1 Knowledge point." </text:p>
                </text:list-item>
                <text:list-item>
                  <text:p text:style-name="P128">"Trade Knowledge: Spend 2 Knowledge points for 1 Map card." </text:p>
                </text:list-item>
                <text:list-item>
                  <text:p text:style-name="P128">"Hire Astronomer: Spend 3 gold to draw 1 NPC card ('Astronomer')."</text:p>
                </text:list-item>
              </text:list>
            </text:list-item>
          </text:list>
        </text:list-item>
        <text:list-item>
          <text:p text:style-name="P128">Notes: Knowledge-focused, integrating maps and NPCs.</text:p>
        </text:list-item>
      </text:list>
      <text:p text:style-name="P7">3. Campfire → Forge</text:p>
      <text:list xml:id="list3289636678" text:style-name="L107">
        <text:list-item>
          <text:p text:style-name="P129">State 1: Campfire </text:p>
          <text:list>
            <text:list-item>
              <text:p text:style-name="P129">Description: "A flickering fire surrounded by ash." </text:p>
            </text:list-item>
            <text:list-item>
              <text:p text:style-name="P129">Random Outcomes: </text:p>
              <text:list>
                <text:list-item>
                  <text:p text:style-name="P129">"Warm Meal: Gain 1 Resource card ('Cooked Meat')." </text:p>
                </text:list-item>
                <text:list-item>
                  <text:p text:style-name="P129">"Smoke Signal: Draw 1 NPC card ('Traveler')." </text:p>
                </text:list-item>
                <text:list-item>
                  <text:p text:style-name="P129">"Embers Spread: Draw 1 Enemy card from Fire Hazard Deck."</text:p>
                </text:list-item>
              </text:list>
            </text:list-item>
            <text:list-item>
              <text:p text:style-name="P129">Upgrade Trigger: Bring 1 "Hammer" (Tool) and 2 "Ore Chunks" (Junk).</text:p>
            </text:list-item>
          </text:list>
        </text:list-item>
        <text:list-item>
          <text:p text:style-name="P129">State 2: Forge </text:p>
          <text:list>
            <text:list-item>
              <text:p text:style-name="P129">Description: "A roaring furnace crafting metal goods." </text:p>
            </text:list-item>
            <text:list-item>
              <text:p text:style-name="P129">Random Outcomes: </text:p>
              <text:list>
                <text:list-item>
                  <text:p text:style-name="P129">"Fine Alloy: Gain 1 extra crafting material this turn." </text:p>
                </text:list-item>
                <text:list-item>
                  <text:p text:style-name="P129">"Overheat: Discard 1 Junk card."</text:p>
                </text:list-item>
              </text:list>
            </text:list-item>
            <text:list-item>
              <text:p text:style-name="P129">Player Options: </text:p>
              <text:list>
                <text:list-item>
                  <text:p text:style-name="P129">"Craft Weapon: Spend 2 Ore Chunks and 1 Blueprint to gain 1 Weapon card." </text:p>
                </text:list-item>
                <text:list-item>
                  <text:p text:style-name="P129">"Repair Tool: Spend 1 Junk card to upgrade a Tool." </text:p>
                </text:list-item>
                <text:list-item>
                  <text:p text:style-name="P129">"Sell Metal: Discard 2 Junk cards for 4 gold."</text:p>
                </text:list-item>
              </text:list>
            </text:list-item>
          </text:list>
        </text:list-item>
        <text:list-item>
          <text:p text:style-name="P129">Notes: Crafting hub for weapons and tools, with a fire theme.</text:p>
        </text:list-item>
      </text:list>
      <text:p text:style-name="P7">4. Cliff → Lookout</text:p>
      <text:list xml:id="list4213583598" text:style-name="L108">
        <text:list-item>
          <text:p text:style-name="P130">State 1: Cliff </text:p>
          <text:list>
            <text:list-item>
              <text:p text:style-name="P130">Description: "A steep drop with a perilous edge." </text:p>
            </text:list-item>
            <text:list-item>
              <text:p text:style-name="P130">Random Outcomes: </text:p>
              <text:list>
                <text:list-item>
                  <text:p text:style-name="P130">"Loose Rock: Gain 1 Junk card ('Stone')." </text:p>
                </text:list-item>
                <text:list-item>
                  <text:p text:style-name="P130">"Eagle Sighting: Draw 1 Document card ('Flight Notes')." </text:p>
                </text:list-item>
                <text:list-item>
                  <text:p text:style-name="P130">"Slip: Lose 1 HP."</text:p>
                </text:list-item>
              </text:list>
            </text:list-item>
            <text:list-item>
              <text:p text:style-name="P130">Upgrade Trigger: Spend 3 gold and bring 1 "Rope" (Tool).</text:p>
            </text:list-item>
          </text:list>
        </text:list-item>
        <text:list-item>
          <text:p text:style-name="P130">State 2: Lookout </text:p>
          <text:list>
            <text:list-item>
              <text:p text:style-name="P130">Description: "A sturdy platform overlooking the hexgrid." </text:p>
            </text:list-item>
            <text:list-item>
              <text:p text:style-name="P130">Random Outcomes: </text:p>
              <text:list>
                <text:list-item>
                  <text:p text:style-name="P130"><text:soft-page-break/>"Scout Report: Reveal 1 adjacent hex." </text:p>
                </text:list-item>
                <text:list-item>
                  <text:p text:style-name="P130">"Wind Gust: Lose 1 turn."</text:p>
                </text:list-item>
              </text:list>
            </text:list-item>
            <text:list-item>
              <text:p text:style-name="P130">Player Options: </text:p>
              <text:list>
                <text:list-item>
                  <text:p text:style-name="P130">"Survey: Draw 1 Map card." </text:p>
                </text:list-item>
                <text:list-item>
                  <text:p text:style-name="P130">"Signal Ally: Spend 1 Resource card to draw 1 NPC card ('Scout')." </text:p>
                </text:list-item>
                <text:list-item>
                  <text:p text:style-name="P130">"Trade Maps: Swap 1 Map card for 2 gold."</text:p>
                </text:list-item>
              </text:list>
            </text:list-item>
          </text:list>
        </text:list-item>
        <text:list-item>
          <text:p text:style-name="P130">Notes: Exploration-focused, enhancing hexgrid awareness.</text:p>
        </text:list-item>
      </text:list>
      <text:p text:style-name="P7">5. Hut → Inn</text:p>
      <text:list xml:id="list3004340675" text:style-name="L109">
        <text:list-item>
          <text:p text:style-name="P131">State 1: Hut </text:p>
          <text:list>
            <text:list-item>
              <text:p text:style-name="P131">Description: "A small, weathered shack." </text:p>
            </text:list-item>
            <text:list-item>
              <text:p text:style-name="P131">Random Outcomes: </text:p>
              <text:list>
                <text:list-item>
                  <text:p text:style-name="P131">"Rest: Heal 1 HP." </text:p>
                </text:list-item>
                <text:list-item>
                  <text:p text:style-name="P131">"Stranger Visit: Draw 1 NPC card ('Wanderer')." </text:p>
                </text:list-item>
                <text:list-item>
                  <text:p text:style-name="P131">"Rat Nest: Draw 1 Enemy card from Pest Deck."</text:p>
                </text:list-item>
              </text:list>
            </text:list-item>
            <text:list-item>
              <text:p text:style-name="P131">Upgrade Trigger: Complete Quest Q004: "Expand the Hut" (e.g., "Bring 2 Junk cards and 1 gold").</text:p>
            </text:list-item>
          </text:list>
        </text:list-item>
        <text:list-item>
          <text:p text:style-name="P131">State 2: Inn </text:p>
          <text:list>
            <text:list-item>
              <text:p text:style-name="P131">Description: "A cozy inn welcoming travelers." </text:p>
            </text:list-item>
            <text:list-item>
              <text:p text:style-name="P131">Random Outcomes: </text:p>
              <text:list>
                <text:list-item>
                  <text:p text:style-name="P131">"New Guest: Draw 1 NPC card." </text:p>
                </text:list-item>
                <text:list-item>
                  <text:p text:style-name="P131">"Rowdy Night: Lose 1 gold."</text:p>
                </text:list-item>
              </text:list>
            </text:list-item>
            <text:list-item>
              <text:p text:style-name="P131">Player Options: </text:p>
              <text:list>
                <text:list-item>
                  <text:p text:style-name="P131">"Rest: Spend 1 gold to heal 2 HP." </text:p>
                </text:list-item>
                <text:list-item>
                  <text:p text:style-name="P131">"Hire Help: Spend 2 gold to draw 1 NPC card ('Innkeeper')." </text:p>
                </text:list-item>
                <text:list-item>
                  <text:p text:style-name="P131">"Trade Rumors: Spend 1 Resource card ('Food') for 1 Document card."</text:p>
                </text:list-item>
              </text:list>
            </text:list-item>
          </text:list>
        </text:list-item>
        <text:list-item>
          <text:p text:style-name="P131">Notes: Healing and NPC hub with a social twist.</text:p>
        </text:list-item>
      </text:list>
      <text:p text:style-name="P7">6. Bog → Distillery</text:p>
      <text:list xml:id="list2002216271" text:style-name="L110">
        <text:list-item>
          <text:p text:style-name="P132">State 1: Bog </text:p>
          <text:list>
            <text:list-item>
              <text:p text:style-name="P132">Description: "A swampy mire thick with mud." </text:p>
            </text:list-item>
            <text:list-item>
              <text:p text:style-name="P132">Random Outcomes: </text:p>
              <text:list>
                <text:list-item>
                  <text:p text:style-name="P132">"Mucky Find: Gain 1 Junk card ('Mud Clump')." </text:p>
                </text:list-item>
                <text:list-item>
                  <text:p text:style-name="P132">"Herb Patch: Gain 1 Resource card ('Swamp Herb')." </text:p>
                </text:list-item>
                <text:list-item>
                  <text:p text:style-name="P132">"Leech Bite: Lose 1 HP."</text:p>
                </text:list-item>
              </text:list>
            </text:list-item>
            <text:list-item>
              <text:p text:style-name="P132">Upgrade Trigger: Bring 1 "Barrel" (Item) and 1 "Fire Starter" (Tool).</text:p>
            </text:list-item>
          </text:list>
        </text:list-item>
        <text:list-item>
          <text:p text:style-name="P132">State 2: Distillery </text:p>
          <text:list>
            <text:list-item>
              <text:p text:style-name="P132">Description: "A rustic still brewing potent spirits." </text:p>
            </text:list-item>
            <text:list-item>
              <text:p text:style-name="P132">Random Outcomes: </text:p>
              <text:list>
                <text:list-item>
                  <text:p text:style-name="P132">"Strong Batch: Gain 1 extra Brew this turn." </text:p>
                </text:list-item>
                <text:list-item>
                  <text:p text:style-name="P132">"Spill: Discard 1 Resource card."</text:p>
                </text:list-item>
              </text:list>
            </text:list-item>
            <text:list-item>
              <text:p text:style-name="P132">Player Options: </text:p>
              <text:list>
                <text:list-item>
                  <text:p text:style-name="P132">"Brew Spirits: Spend 1 Swamp Herb to gain 1 Resource card ('Brew')." </text:p>
                </text:list-item>
                <text:list-item>
                  <text:p text:style-name="P132"><text:soft-page-break/>"Sell Brew: Discard 1 Brew card for 3 gold." </text:p>
                </text:list-item>
                <text:list-item>
                  <text:p text:style-name="P132">"Craft Tonic: Spend 2 Junk cards and 1 Brew to gain 1 Tool card ('Healing Tonic')."</text:p>
                </text:list-item>
              </text:list>
            </text:list-item>
          </text:list>
        </text:list-item>
        <text:list-item>
          <text:p text:style-name="P132">Notes: Resource conversion with a swampy flavor.</text:p>
        </text:list-item>
      </text:list>
      <text:p text:style-name="P7">7. Shrine → Temple</text:p>
      <text:list xml:id="list1538028681" text:style-name="L111">
        <text:list-item>
          <text:p text:style-name="P133">State 1: Shrine </text:p>
          <text:list>
            <text:list-item>
              <text:p text:style-name="P133">Description: "A quiet altar covered in vines." </text:p>
            </text:list-item>
            <text:list-item>
              <text:p text:style-name="P133">Random Outcomes: </text:p>
              <text:list>
                <text:list-item>
                  <text:p text:style-name="P133">"Blessing: Heal 1 HP." </text:p>
                </text:list-item>
                <text:list-item>
                  <text:p text:style-name="P133">"Ancient Text: Draw 1 Document card ('Prayer Scroll')." </text:p>
                </text:list-item>
                <text:list-item>
                  <text:p text:style-name="P133">"Cursed Ground: Draw 1 Enemy card from Spirit Deck."</text:p>
                </text:list-item>
              </text:list>
            </text:list-item>
            <text:list-item>
              <text:p text:style-name="P133">Upgrade Trigger: Spend 2 gems and bring 1 "Relic" (Junk).</text:p>
            </text:list-item>
          </text:list>
        </text:list-item>
        <text:list-item>
          <text:p text:style-name="P133">State 2: Temple </text:p>
          <text:list>
            <text:list-item>
              <text:p text:style-name="P133">Description: "A grand sanctuary glowing with faith." </text:p>
            </text:list-item>
            <text:list-item>
              <text:p text:style-name="P133">Random Outcomes: </text:p>
              <text:list>
                <text:list-item>
                  <text:p text:style-name="P133">"Divine Favor: Gain 1 Blessing point." </text:p>
                </text:list-item>
                <text:list-item>
                  <text:p text:style-name="P133">"Pilgrim Thief: Lose 1 gold."</text:p>
                </text:list-item>
              </text:list>
            </text:list-item>
            <text:list-item>
              <text:p text:style-name="P133">Player Options: </text:p>
              <text:list>
                <text:list-item>
                  <text:p text:style-name="P133">"Pray: Spend 1 gold to heal 2 HP." </text:p>
                </text:list-item>
                <text:list-item>
                  <text:p text:style-name="P133">"Offer Relic: Discard 1 Junk card for 1 Blessing point." </text:p>
                </text:list-item>
                <text:list-item>
                  <text:p text:style-name="P133">"Hire Priest: Spend 3 gold to draw 1 NPC card ('Priest')."</text:p>
                </text:list-item>
              </text:list>
            </text:list-item>
          </text:list>
        </text:list-item>
        <text:list-item>
          <text:p text:style-name="P133">Notes: Spiritual theme with healing and blessings.</text:p>
        </text:list-item>
      </text:list>
      <text:p text:style-name="P7">8. Bridge → Tollgate</text:p>
      <text:list xml:id="list373526708" text:style-name="L112">
        <text:list-item>
          <text:p text:style-name="P134">State 1: Bridge </text:p>
          <text:list>
            <text:list-item>
              <text:p text:style-name="P134">Description: "A rickety span over a rushing river." </text:p>
            </text:list-item>
            <text:list-item>
              <text:p text:style-name="P134">Random Outcomes: </text:p>
              <text:list>
                <text:list-item>
                  <text:p text:style-name="P134">"Safe Crossing: Move 1 extra hex next turn." </text:p>
                </text:list-item>
                <text:list-item>
                  <text:p text:style-name="P134">"Loose Plank: Lose 1 HP." </text:p>
                </text:list-item>
                <text:list-item>
                  <text:p text:style-name="P134">"Washer’s Find: Gain 1 Junk card ('Wet Cloth')."</text:p>
                </text:list-item>
              </text:list>
            </text:list-item>
            <text:list-item>
              <text:p text:style-name="P134">Upgrade Trigger: Bring 2 "Wood Planks" (Junk) and 1 gold.</text:p>
            </text:list-item>
          </text:list>
        </text:list-item>
        <text:list-item>
          <text:p text:style-name="P134">State 2: Tollgate </text:p>
          <text:list>
            <text:list-item>
              <text:p text:style-name="P134">Description: "A guarded checkpoint taxing passersby." </text:p>
            </text:list-item>
            <text:list-item>
              <text:p text:style-name="P134">Random Outcomes: </text:p>
              <text:list>
                <text:list-item>
                  <text:p text:style-name="P134">"Caravan Pass: Gain 1 gold." </text:p>
                </text:list-item>
                <text:list-item>
                  <text:p text:style-name="P134">"Guard Skirmish: Draw 1 Enemy card from Bandit Deck."</text:p>
                </text:list-item>
              </text:list>
            </text:list-item>
            <text:list-item>
              <text:p text:style-name="P134">Player Options: </text:p>
              <text:list>
                <text:list-item>
                  <text:p text:style-name="P134">"Pay Toll: Spend 1 gold to move 2 extra hexes." </text:p>
                </text:list-item>
                <text:list-item>
                  <text:p text:style-name="P134">"Repair Bridge: Spend 1 Junk card to gain 1 gold next turn." </text:p>
                </text:list-item>
                <text:list-item>
                  <text:p text:style-name="P134">"Hire Guard: Spend 2 gold to draw 1 NPC card ('Tollkeeper')."</text:p>
                </text:list-item>
              </text:list>
            </text:list-item>
          </text:list>
        </text:list-item>
        <text:list-item>
          <text:p text:style-name="P134">Notes: Movement and economy focus, controlling hex travel.</text:p>
        </text:list-item>
      </text:list>
      <text:p text:style-name="P7">9. Glade → Apiary</text:p>
      <text:list xml:id="list2693147773" text:style-name="L113">
        <text:list-item>
          <text:p text:style-name="P135"><text:soft-page-break/>State 1: Glade </text:p>
          <text:list>
            <text:list-item>
              <text:p text:style-name="P135">Description: "A peaceful clearing buzzing with life." </text:p>
            </text:list-item>
            <text:list-item>
              <text:p text:style-name="P135">Random Outcomes: </text:p>
              <text:list>
                <text:list-item>
                  <text:p text:style-name="P135">"Wild Honey: Gain 1 Resource card ('Honey')." </text:p>
                </text:list-item>
                <text:list-item>
                  <text:p text:style-name="P135">"Bee Sting: Lose 1 HP." </text:p>
                </text:list-item>
                <text:list-item>
                  <text:p text:style-name="P135">"Flower Find: Gain 1 Junk card ('Petals')."</text:p>
                </text:list-item>
              </text:list>
            </text:list-item>
            <text:list-item>
              <text:p text:style-name="P135">Upgrade Trigger: Bring 1 "Beehive Frame" (Item) and 1 "Smoker" (Tool).</text:p>
            </text:list-item>
          </text:list>
        </text:list-item>
        <text:list-item>
          <text:p text:style-name="P135">State 2: Apiary </text:p>
          <text:list>
            <text:list-item>
              <text:p text:style-name="P135">Description: "A busy hive producing sweet goods." </text:p>
            </text:list-item>
            <text:list-item>
              <text:p text:style-name="P135">Random Outcomes: </text:p>
              <text:list>
                <text:list-item>
                  <text:p text:style-name="P135">"Honey Boom: Gain 1 extra Honey this turn." </text:p>
                </text:list-item>
                <text:list-item>
                  <text:p text:style-name="P135">"Swarm Escape: Draw 1 Enemy card from Pest Deck."</text:p>
                </text:list-item>
              </text:list>
            </text:list-item>
            <text:list-item>
              <text:p text:style-name="P135">Player Options: </text:p>
              <text:list>
                <text:list-item>
                  <text:p text:style-name="P135">"Harvest Honey: Gain 1 Resource card ('Honey')." </text:p>
                </text:list-item>
                <text:list-item>
                  <text:p text:style-name="P135">"Sell Honey: Discard 1 Honey card for 2 gold." </text:p>
                </text:list-item>
                <text:list-item>
                  <text:p text:style-name="P135">"Craft Wax: Spend 1 Honey and 1 Junk card to gain 1 Resource card ('Beeswax')."</text:p>
                </text:list-item>
              </text:list>
            </text:list-item>
          </text:list>
        </text:list-item>
        <text:list-item>
          <text:p text:style-name="P135">Notes: Nature-based resource production.</text:p>
        </text:list-item>
      </text:list>
      <text:p text:style-name="P7">10. Den → Lair</text:p>
      <text:list xml:id="list2414005963" text:style-name="L114">
        <text:list-item>
          <text:p text:style-name="P136">State 1: Den </text:p>
          <text:list>
            <text:list-item>
              <text:p text:style-name="P136">Description: "A shadowed burrow dug into the earth." </text:p>
            </text:list-item>
            <text:list-item>
              <text:p text:style-name="P136">Random Outcomes: </text:p>
              <text:list>
                <text:list-item>
                  <text:p text:style-name="P136">"Scavenged Bone: Gain 1 Junk card ('Bone')." </text:p>
                </text:list-item>
                <text:list-item>
                  <text:p text:style-name="P136">"Growl Within: Draw 1 Enemy card from Wildlife Deck." </text:p>
                </text:list-item>
                <text:list-item>
                  <text:p text:style-name="P136">"Hidden Note: Draw 1 Document card ('Scratched Message')."</text:p>
                </text:list-item>
              </text:list>
            </text:list-item>
            <text:list-item>
              <text:p text:style-name="P136">Upgrade Trigger: Complete Quest Q005: "Tame the Den" (e.g., "Defeat 2 Enemies").</text:p>
            </text:list-item>
          </text:list>
        </text:list-item>
        <text:list-item>
          <text:p text:style-name="P136">State 2: Lair </text:p>
          <text:list>
            <text:list-item>
              <text:p text:style-name="P136">Description: "A fortified hideout for allies or foes." </text:p>
            </text:list-item>
            <text:list-item>
              <text:p text:style-name="P136">Random Outcomes: </text:p>
              <text:list>
                <text:list-item>
                  <text:p text:style-name="P136">"Loyal Pet: Draw 1 NPC card ('Guard Dog')." </text:p>
                </text:list-item>
                <text:list-item>
                  <text:p text:style-name="P136">"Raider Trap: Draw 1 Enemy card from Bandit Deck."</text:p>
                </text:list-item>
              </text:list>
            </text:list-item>
            <text:list-item>
              <text:p text:style-name="P136">Player Options: </text:p>
              <text:list>
                <text:list-item>
                  <text:p text:style-name="P136">"Train Beast: Spend 2 Resource cards ('Meat') to draw 1 NPC card ('Wolf')." </text:p>
                </text:list-item>
                <text:list-item>
                  <text:p text:style-name="P136">"Store Loot: Discard 1 Junk card to gain 2 gold next turn." </text:p>
                </text:list-item>
                <text:list-item>
                  <text:p text:style-name="P136">"Set Trap: Spend 1 Junk card to deal 1 damage to next enemy."</text:p>
                </text:list-item>
              </text:list>
            </text:list-item>
          </text:list>
        </text:list-item>
        <text:list-item>
          <text:p text:style-name="P136">Notes: Combat and NPC focus with a wild twist.</text:p>
        </text:list-item>
      </text:list>
      <text:p text:style-name="Horizontal_20_Line"/>
      <text:p text:style-name="P7">Reflections</text:p>
      <text:list xml:id="list1337693315" text:style-name="L115">
        <text:list-item>
          <text:p text:style-name="P137"><text:soft-page-break/>Themes: These span water (Pond), crafting (Forge), exploration (Lookout), social (Inn), and combat (Lair), giving variety to your hexgrid.</text:p>
        </text:list-item>
        <text:list-item>
          <text:p text:style-name="P137">Triggers: Mix of quests (Observatory, Lair), items/tools (Fishery, Distillery), and resources (Tollgate, Temple) to match your design.</text:p>
        </text:list-item>
        <text:list-item>
          <text:p text:style-name="P137">Options: Include crafting (Forge, Shipyard), trading (Mine, Distillery), hiring (Inn, Observatory), and unique actions (Lookout’s Survey, Lair’s Trap).</text:p>
        </text:list-item>
        <text:list-item>
          <text:p text:style-name="P137">Integration Potential: Quests like "Restore the Tower" or "Tame the Den" can tie into your Quest Card Maker later.</text:p>
        </text:list-item>
      </text:list>
      <text:p text:style-name="P9">Which of these stand out to you? Want me to refine any (e.g., add more outcomes/options) or come up with another batch (e.g., urban, mystical themes)? I’m happy to keep brainstorming to fit your game’s vibe!</text:p>
      <text:p text:style-name="P18"><text:span text:style-name="T18"><text:line-break/>More<text:line-break/><text:line-break/></text:span><text:span text:style-name="T1">Below is a list of possible player options for the second state of your location cards in your hexgrid turn-based RPG. These options are designed to be consistent choices players can make when interacting with a location in its upgraded (State 2) form, complementing the random outcomes that also occur. I’ll draw from your existing mechanics—cards (junk, tools, resources, documents, NPCs), gold/gems, and hexgrid interactions—and aim for variety to suit different location types (e.g., markets, workshops, forts, gardens). Each option will include a brief description and a potential cost/outcome to fit your game’s framework.</text:span></text:p>
      <text:p text:style-name="Horizontal_20_Line"/>
      <text:p text:style-name="P7">List of Second State Player Options</text:p>
      <text:list xml:id="list125499349" text:style-name="L116">
        <text:list-item>
          <text:p text:style-name="P138">Buy Item </text:p>
          <text:list>
            <text:list-item>
              <text:p text:style-name="P138">Description: Purchase a card from a location-specific pool (e.g., tools, resources). </text:p>
            </text:list-item>
            <text:list-item>
              <text:p text:style-name="P138">Cost/Outcome: Spend X gold to draw 1 card (e.g., "Spend 3 gold to draw 1 Tool card"). </text:p>
            </text:list-item>
            <text:list-item>
              <text:p text:style-name="P138">Example Use: Market, Fishery, Tollgate.</text:p>
            </text:list-item>
          </text:list>
        </text:list-item>
        <text:list-item>
          <text:p text:style-name="P138">Sell Goods </text:p>
          <text:list>
            <text:list-item>
              <text:p text:style-name="P138">Description: Trade in cards for gold. </text:p>
            </text:list-item>
            <text:list-item>
              <text:p text:style-name="P138">Cost/Outcome: Discard 1 card (e.g., Junk, Resource) to gain X gold (e.g., "Discard 1 Junk card for 2 gold"). </text:p>
            </text:list-item>
            <text:list-item>
              <text:p text:style-name="P138">Example Use: Mine, Distillery, Shipyard.</text:p>
            </text:list-item>
          </text:list>
        </text:list-item>
        <text:list-item>
          <text:p text:style-name="P138">Trade Cards </text:p>
          <text:list>
            <text:list-item>
              <text:p text:style-name="P138">Description: Swap one card type for another. </text:p>
            </text:list-item>
            <text:list-item>
              <text:p text:style-name="P138">Cost/Outcome: Discard 1 card to draw 1 different card (e.g., "Swap 1 Blueprint for 1 Map card"). </text:p>
            </text:list-item>
            <text:list-item>
              <text:p text:style-name="P138">Example Use: Observatory, Inn, Lookout.</text:p>
            </text:list-item>
          </text:list>
        </text:list-item>
        <text:list-item>
          <text:p text:style-name="P138">Harvest Resource </text:p>
          <text:list>
            <text:list-item>
              <text:p text:style-name="P138">Description: Gather a renewable resource from the location. </text:p>
            </text:list-item>
            <text:list-item>
              <text:p text:style-name="P138">Cost/Outcome: Gain 1 Resource card (e.g., "Gain 1 'Herbs' card")—may require <text:soft-page-break/>a turn or tool. </text:p>
            </text:list-item>
            <text:list-item>
              <text:p text:style-name="P138">Example Use: Planted Garden, Apiary, Fishery.</text:p>
            </text:list-item>
          </text:list>
        </text:list-item>
        <text:list-item>
          <text:p text:style-name="P138">Craft Item </text:p>
          <text:list>
            <text:list-item>
              <text:p text:style-name="P138">Description: Combine cards to create a new tool or weapon. </text:p>
            </text:list-item>
            <text:list-item>
              <text:p text:style-name="P138">Cost/Outcome: Spend X Junk cards and/or 1 Blueprint to gain 1 Tool/Weapon card (e.g., "Spend 2 Junk and 1 Blueprint for 1 'Sword'"). </text:p>
            </text:list-item>
            <text:list-item>
              <text:p text:style-name="P138">Example Use: Workshop, Forge, Shipyard.</text:p>
            </text:list-item>
          </text:list>
        </text:list-item>
        <text:list-item>
          <text:p text:style-name="P138">Repair Tool </text:p>
          <text:list>
            <text:list-item>
              <text:p text:style-name="P138">Description: Upgrade or fix a damaged tool card. </text:p>
            </text:list-item>
            <text:list-item>
              <text:p text:style-name="P138">Cost/Outcome: Spend X Junk cards to enhance a Tool card (e.g., "Spend 1 Junk to upgrade 'Rusty Shovel' to 'Shovel'"). </text:p>
            </text:list-item>
            <text:list-item>
              <text:p text:style-name="P138">Example Use: Forge, Workshop, Fort.</text:p>
            </text:list-item>
          </text:list>
        </text:list-item>
        <text:list-item>
          <text:p text:style-name="P138">Hire NPC </text:p>
          <text:list>
            <text:list-item>
              <text:p text:style-name="P138">Description: Recruit an NPC to assist the player. </text:p>
            </text:list-item>
            <text:list-item>
              <text:p text:style-name="P138">Cost/Outcome: Spend X gold to draw 1 NPC card (e.g., "Spend 2 gold to draw 1 'Guard'"). </text:p>
            </text:list-item>
            <text:list-item>
              <text:p text:style-name="P138">Example Use: Inn, Fort, Temple.</text:p>
            </text:list-item>
          </text:list>
        </text:list-item>
        <text:list-item>
          <text:p text:style-name="P138">Rest </text:p>
          <text:list>
            <text:list-item>
              <text:p text:style-name="P138">Description: Recover health or stamina. </text:p>
            </text:list-item>
            <text:list-item>
              <text:p text:style-name="P138">Cost/Outcome: Spend 1 gold or 1 turn to heal X HP (e.g., "Spend 1 gold to heal 2 HP"). </text:p>
            </text:list-item>
            <text:list-item>
              <text:p text:style-name="P138">Example Use: Inn, Temple, Hut (if upgraded differently).</text:p>
            </text:list-item>
          </text:list>
        </text:list-item>
        <text:list-item>
          <text:p text:style-name="P138">Store Supplies </text:p>
          <text:list>
            <text:list-item>
              <text:p text:style-name="P138">Description: Bank resources for later gain. </text:p>
            </text:list-item>
            <text:list-item>
              <text:p text:style-name="P138">Cost/Outcome: Discard 1 card to gain X gold/resources next turn (e.g., "Discard 1 Resource card for 2 gold next turn"). </text:p>
            </text:list-item>
            <text:list-item>
              <text:p text:style-name="P138">Example Use: Fort, Lair, Tollgate.</text:p>
            </text:list-item>
          </text:list>
        </text:list-item>
        <text:list-item>
          <text:p text:style-name="P138">Survey Area </text:p>
          <text:list>
            <text:list-item>
              <text:p text:style-name="P138">Description: Gain information about the hexgrid. </text:p>
            </text:list-item>
            <text:list-item>
              <text:p text:style-name="P138">Cost/Outcome: Reveal X adjacent hexes or draw 1 Map card (e.g., "Reveal 1 adjacent hex"). </text:p>
            </text:list-item>
            <text:list-item>
              <text:p text:style-name="P138">Example Use: Lookout, Observatory, Cliff (if upgraded differently).</text:p>
            </text:list-item>
          </text:list>
        </text:list-item>
        <text:list-item>
          <text:p text:style-name="P138">Train Ally </text:p>
          <text:list>
            <text:list-item>
              <text:p text:style-name="P138">Description: Improve an NPC or gain a specialized one. </text:p>
            </text:list-item>
            <text:list-item>
              <text:p text:style-name="P138">Cost/Outcome: Spend X Resource cards to draw/enhance 1 NPC card (e.g., "Spend 2 'Meat' to draw 1 'Wolf'"). </text:p>
            </text:list-item>
            <text:list-item>
              <text:p text:style-name="P138">Example Use: Lair, Den (if upgraded differently), Fort.</text:p>
            </text:list-item>
          </text:list>
        </text:list-item>
        <text:list-item>
          <text:p text:style-name="P138">Set Trap </text:p>
          <text:list>
            <text:list-item>
              <text:p text:style-name="P138">Description: Prepare a defense or attack for enemies. </text:p>
            </text:list-item>
            <text:list-item>
              <text:p text:style-name="P138">Cost/Outcome: Spend X Junk cards to deal damage to the next enemy (e.g., "Spend 1 Junk to deal 1 damage to next enemy"). </text:p>
            </text:list-item>
            <text:list-item>
              <text:p text:style-name="P138">Example Use: Lair, Fort, Tollgate.</text:p>
            </text:list-item>
          </text:list>
        </text:list-item>
        <text:list-item>
          <text:p text:style-name="P138"><text:soft-page-break/>Offer Tribute </text:p>
          <text:list>
            <text:list-item>
              <text:p text:style-name="P138">Description: Sacrifice resources for a boon. </text:p>
            </text:list-item>
            <text:list-item>
              <text:p text:style-name="P138">Cost/Outcome: Discard 1 card to gain a bonus (e.g., "Discard 1 Junk for 1 Blessing point"). </text:p>
            </text:list-item>
            <text:list-item>
              <text:p text:style-name="P138">Example Use: Temple, Shrine (if upgraded differently), Observatory.</text:p>
            </text:list-item>
          </text:list>
        </text:list-item>
        <text:list-item>
          <text:p text:style-name="P138">Pay Toll </text:p>
          <text:list>
            <text:list-item>
              <text:p text:style-name="P138">Description: Spend resources for a movement boost. </text:p>
            </text:list-item>
            <text:list-item>
              <text:p text:style-name="P138">Cost/Outcome: Spend 1 gold to move X extra hexes (e.g., "Spend 1 gold to move 2 extra hexes"). </text:p>
            </text:list-item>
            <text:list-item>
              <text:p text:style-name="P138">Example Use: Tollgate, Bridge (if upgraded differently), Lookout.</text:p>
            </text:list-item>
          </text:list>
        </text:list-item>
        <text:list-item>
          <text:p text:style-name="P138">Brew Potion </text:p>
          <text:list>
            <text:list-item>
              <text:p text:style-name="P138">Description: Create a consumable item from resources. </text:p>
            </text:list-item>
            <text:list-item>
              <text:p text:style-name="P138">Cost/Outcome: Spend X Resource cards to gain 1 Tool card (e.g., "Spend 1 'Herbs' and 1 'Brew' for 1 'Healing Tonic'"). </text:p>
            </text:list-item>
            <text:list-item>
              <text:p text:style-name="P138">Example Use: Distillery, Planted Garden, Apiary.</text:p>
            </text:list-item>
          </text:list>
        </text:list-item>
        <text:list-item>
          <text:p text:style-name="P138">Mine Ore </text:p>
          <text:list>
            <text:list-item>
              <text:p text:style-name="P138">Description: Extract raw materials from the groundSCOPE. </text:p>
            </text:list-item>
            <text:list-item>
              <text:p text:style-name="P138">Cost/Outcome: Gain X Junk cards (e.g., "Gain 2 'Ore Chunk' cards"). </text:p>
            </text:list-item>
            <text:list-item>
              <text:p text:style-name="P138">Example Use: Mine, Cave (if upgraded differently), Ruins.</text:p>
            </text:list-item>
          </text:list>
        </text:list-item>
        <text:list-item>
          <text:p text:style-name="P138">Study Knowledge </text:p>
          <text:list>
            <text:list-item>
              <text:p text:style-name="P138">Description: Gain points or cards for intellectual pursuits. </text:p>
            </text:list-item>
            <text:list-item>
              <text:p text:style-name="P138">Cost/Outcome: Spend 1 turn to gain X Knowledge points or 1 Document card (e.g., "Gain 1 Knowledge point"). </text:p>
            </text:list-item>
            <text:list-item>
              <text:p text:style-name="P138">Example Use: Observatory, Temple, Inn.</text:p>
            </text:list-item>
          </text:list>
        </text:list-item>
        <text:list-item>
          <text:p text:style-name="P138">Upgrade Structure </text:p>
          <text:list>
            <text:list-item>
              <text:p text:style-name="P138">Description: Enhance the location’s defenses or output. </text:p>
            </text:list-item>
            <text:list-item>
              <text:p text:style-name="P138">Cost/Outcome: Spend X Junk cards to boost a stat (e.g., "Spend 1 Junk to gain 1 Defense point"). </text:p>
            </text:list-item>
            <text:list-item>
              <text:p text:style-name="P138">Example Use: Fort, Workshop, Tollgate.</text:p>
            </text:list-item>
          </text:list>
        </text:list-item>
        <text:list-item>
          <text:p text:style-name="P138">Fish </text:p>
          <text:list>
            <text:list-item>
              <text:p text:style-name="P138">Description: Catch aquatic resources. </text:p>
            </text:list-item>
            <text:list-item>
              <text:p text:style-name="P138">Cost/Outcome: Gain 1 Resource card (e.g., "Gain 1 'Fish' card")—may require a tool like "Fishing Rod." </text:p>
            </text:list-item>
            <text:list-item>
              <text:p text:style-name="P138">Example Use: Fishery, Pond (if upgraded differently), Shipyard.</text:p>
            </text:list-item>
          </text:list>
        </text:list-item>
        <text:list-item>
          <text:p text:style-name="P138">Scavenge </text:p>
          <text:list>
            <text:list-item>
              <text:p text:style-name="P138">Description: Search for leftover materials. </text:p>
            </text:list-item>
            <text:list-item>
              <text:p text:style-name="P138">Cost/Outcome: Spend 1 turn to draw 1 Junk card (e.g., "Draw 1 'Scrap Metal'"). </text:p>
            </text:list-item>
            <text:list-item>
              <text:p text:style-name="P138">Example Use: Wreck, Ruins, Lair.</text:p>
            </text:list-item>
          </text:list>
        </text:list-item>
      </text:list>
      <text:p text:style-name="Horizontal_20_Line"/>
      <text:p text:style-name="P7">Reflections</text:p>
      <text:list xml:id="list110480164" text:style-name="L117">
        <text:list-item>
          <text:p text:style-name="P139">Variety: These cover economic (Buy, Sell, Trade), crafting (Craft, Repair, Brew), social <text:soft-page-break/>(Hire, Train), exploration (Survey, Pay Toll), combat (Set Trap), and resource management (Harvest, Mine, Store) actions.</text:p>
        </text:list-item>
        <text:list-item>
          <text:p text:style-name="P139">Costs: Options use gold, cards (Junk, Resource, Blueprint), or turns, aligning with your game’s economy and inventory.</text:p>
        </text:list-item>
        <text:list-item>
          <text:p text:style-name="P139">Flexibility: Most can fit multiple locations (e.g., "Hire NPC" works for Inn, Fort, or Shipyard), while some are specific (e.g., "Fish" for water-based spots).</text:p>
        </text:list-item>
        <text:list-item>
          <text:p text:style-name="P139">Integration: These tie into your card types (Junk, Tools, NPCs) and can link to quests (e.g., "Craft Item" as a quest goal).</text:p>
        </text:list-item>
      </text:list>
      <text:p text:style-name="P9">Which of these feel most exciting for your game? Want me to tailor some to specific locations from the previous list (e.g., more options for "Forge" or "Temple")? Or tweak the costs/outcomes to match your balance? Let me know how to refine this further!</text:p>
      <text:p text:style-name="P18"><text:span text:style-name="T18"><text:line-break/>More<text:line-break/><text:line-break/></text:span><text:span text:style-name="T1">List of First State Random Occurrences</text:span></text:p>
      <text:list xml:id="list1114188812" text:style-name="L118">
        <text:list-item>
          <text:p text:style-name="P140">Find Junk </text:p>
          <text:list>
            <text:list-item>
              <text:p text:style-name="P140">Description: Uncover a discarded or natural item. </text:p>
            </text:list-item>
            <text:list-item>
              <text:p text:style-name="P140">Outcome: Draw 1 Junk card (e.g., "Gain 1 'Rusty Nail'"). </text:p>
            </text:list-item>
            <text:list-item>
              <text:p text:style-name="P140">Example Use: Ruins, Wreck, Bog.</text:p>
            </text:list-item>
          </text:list>
        </text:list-item>
        <text:list-item>
          <text:p text:style-name="P140">Meet a Wanderer </text:p>
          <text:list>
            <text:list-item>
              <text:p text:style-name="P140">Description: Encounter a roaming character. </text:p>
            </text:list-item>
            <text:list-item>
              <text:p text:style-name="P140">Outcome: Draw 1 NPC card (e.g., "Draw 1 'Wanderer'"). </text:p>
            </text:list-item>
            <text:list-item>
              <text:p text:style-name="P140">Example Use: Hut, Outpost, Glade.</text:p>
            </text:list-item>
          </text:list>
        </text:list-item>
        <text:list-item>
          <text:p text:style-name="P140">Enemy Ambush </text:p>
          <text:list>
            <text:list-item>
              <text:p text:style-name="P140">Description: A hostile creature or foe attacks. </text:p>
            </text:list-item>
            <text:list-item>
              <text:p text:style-name="P140">Outcome: Draw 1 Enemy card from a relevant deck (e.g., "Draw 1 Enemy from Bandit Deck"). </text:p>
            </text:list-item>
            <text:list-item>
              <text:p text:style-name="P140">Example Use: Cave, Den, Bridge.</text:p>
            </text:list-item>
          </text:list>
        </text:list-item>
        <text:list-item>
          <text:p text:style-name="P140">Minor Injury </text:p>
          <text:list>
            <text:list-item>
              <text:p text:style-name="P140">Description: A small accident harms the player. </text:p>
            </text:list-item>
            <text:list-item>
              <text:p text:style-name="P140">Outcome: Lose 1 HP (e.g., "A loose stone falls, lose 1 HP"). </text:p>
            </text:list-item>
            <text:list-item>
              <text:p text:style-name="P140">Example Use: Cliff, Tower, Ruins.</text:p>
            </text:list-item>
          </text:list>
        </text:list-item>
        <text:list-item>
          <text:p text:style-name="P140">Discover Document </text:p>
          <text:list>
            <text:list-item>
              <text:p text:style-name="P140">Description: Find a clue or record. </text:p>
            </text:list-item>
            <text:list-item>
              <text:p text:style-name="P140">Outcome: Draw 1 Document card (e.g., "Gain 1 'Faded Map'"). </text:p>
            </text:list-item>
            <text:list-item>
              <text:p text:style-name="P140">Example Use: Shrine, Tower, Wreck.</text:p>
            </text:list-item>
          </text:list>
        </text:list-item>
        <text:list-item>
          <text:p text:style-name="P140">Resource Glimpse </text:p>
          <text:list>
            <text:list-item>
              <text:p text:style-name="P140">Description: Spot a usable resource. </text:p>
            </text:list-item>
            <text:list-item>
              <text:p text:style-name="P140">Outcome: Gain 1 Resource card (e.g., "Gain 1 'Fish'"). </text:p>
            </text:list-item>
            <text:list-item>
              <text:p text:style-name="P140">Example Use: Pond, Glade, Campfire.</text:p>
            </text:list-item>
          </text:list>
        </text:list-item>
        <text:list-item>
          <text:p text:style-name="P140">Lost Item </text:p>
          <text:list>
            <text:list-item>
              <text:p text:style-name="P140">Description: Something slips away or breaks. </text:p>
            </text:list-item>
            <text:list-item>
              <text:p text:style-name="P140">Outcome: Discard 1 random card from hand (e.g., "Drop 1 card in the mud"). </text:p>
            </text:list-item>
            <text:list-item>
              <text:p text:style-name="P140"><text:soft-page-break/>Example Use: Bog, Bridge, Cliff.</text:p>
            </text:list-item>
          </text:list>
        </text:list-item>
        <text:list-item>
          <text:p text:style-name="P140">Hidden Cache </text:p>
          <text:list>
            <text:list-item>
              <text:p text:style-name="P140">Description: Stumble upon a small stash. </text:p>
            </text:list-item>
            <text:list-item>
              <text:p text:style-name="P140">Outcome: Gain 1 gold (e.g., "Find 1 gold coin"). </text:p>
            </text:list-item>
            <text:list-item>
              <text:p text:style-name="P140">Example Use: Outpost, Hut, Den.</text:p>
            </text:list-item>
          </text:list>
        </text:list-item>
        <text:list-item>
          <text:p text:style-name="P140">Wildlife Encounter </text:p>
          <text:list>
            <text:list-item>
              <text:p text:style-name="P140">Description: A neutral or hostile creature appears. </text:p>
            </text:list-item>
            <text:list-item>
              <text:p text:style-name="P140">Outcome: Draw 1 Enemy card from Wildlife Deck (e.g., "Draw 1 'Snake'"). </text:p>
            </text:list-item>
            <text:list-item>
              <text:p text:style-name="P140">Example Use: Garden, Cave, Glade.</text:p>
            </text:list-item>
          </text:list>
        </text:list-item>
        <text:list-item>
          <text:p text:style-name="P140">Weather Shift </text:p>
          <text:list>
            <text:list-item>
              <text:p text:style-name="P140">Description: Sudden weather impacts the turn. </text:p>
            </text:list-item>
            <text:list-item>
              <text:p text:style-name="P140">Outcome: Lose 1 turn (e.g., "Rain slows you down, lose 1 turn"). </text:p>
            </text:list-item>
            <text:list-item>
              <text:p text:style-name="P140">Example Use: Cliff, Pond, Bridge.</text:p>
            </text:list-item>
          </text:list>
        </text:list-item>
        <text:list-item>
          <text:p text:style-name="P140">Tool Fragment </text:p>
          <text:list>
            <text:list-item>
              <text:p text:style-name="P140">Description: Find a broken tool piece. </text:p>
            </text:list-item>
            <text:list-item>
              <text:p text:style-name="P140">Outcome: Draw 1 Junk card with crafting potential (e.g., "Gain 1 'Broken Handle'"). </text:p>
            </text:list-item>
            <text:list-item>
              <text:p text:style-name="P140">Example Use: Campfire, Wreck, Ruins.</text:p>
            </text:list-item>
          </text:list>
        </text:list-item>
        <text:list-item>
          <text:p text:style-name="P140">Mysterious Sound </text:p>
          <text:list>
            <text:list-item>
              <text:p text:style-name="P140">Description: An eerie noise hints at something. </text:p>
            </text:list-item>
            <text:list-item>
              <text:p text:style-name="P140">Outcome: Draw 1 Document card or lose 1 HP (e.g., "Gain 1 'Scratched Note' or lose 1 HP from fear"). </text:p>
            </text:list-item>
            <text:list-item>
              <text:p text:style-name="P140">Example Use: Shrine, Den, Tower.</text:p>
            </text:list-item>
          </text:list>
        </text:list-item>
        <text:list-item>
          <text:p text:style-name="P140">Scavenger’s Luck </text:p>
          <text:list>
            <text:list-item>
              <text:p text:style-name="P140">Description: A previous visitor left something behind. </text:p>
            </text:list-item>
            <text:list-item>
              <text:p text:style-name="P140">Outcome: Gain 1 Junk or 1 Resource card (e.g., "Gain 1 'Torn Cloth' or 1 'Berry'"). </text:p>
            </text:list-item>
            <text:list-item>
              <text:p text:style-name="P140">Example Use: Outpost, Garden, Hut.</text:p>
            </text:list-item>
          </text:list>
        </text:list-item>
        <text:list-item>
          <text:p text:style-name="P140">Trap Trigger </text:p>
          <text:list>
            <text:list-item>
              <text:p text:style-name="P140">Description: Activate an old or natural trap. </text:p>
            </text:list-item>
            <text:list-item>
              <text:p text:style-name="P140">Outcome: Lose 1 HP or discard 1 card (e.g., "Step on a snare, lose 1 HP"). </text:p>
            </text:list-item>
            <text:list-item>
              <text:p text:style-name="P140">Example Use: Den, Bog, Cave.</text:p>
            </text:list-item>
          </text:list>
        </text:list-item>
        <text:list-item>
          <text:p text:style-name="P140">Faint Healing </text:p>
          <text:list>
            <text:list-item>
              <text:p text:style-name="P140">Description: A minor respite restores energy. </text:p>
            </text:list-item>
            <text:list-item>
              <text:p text:style-name="P140">Outcome: Heal 1 HP (e.g., "Rest by the fire, heal 1 HP"). </text:p>
            </text:list-item>
            <text:list-item>
              <text:p text:style-name="P140">Example Use: Campfire, Hut, Shrine.</text:p>
            </text:list-item>
          </text:list>
        </text:list-item>
        <text:list-item>
          <text:p text:style-name="P140">Lost Traveler’s Note </text:p>
          <text:list>
            <text:list-item>
              <text:p text:style-name="P140">Description: Find a message from someone who came before. </text:p>
            </text:list-item>
            <text:list-item>
              <text:p text:style-name="P140">Outcome: Draw 1 Document card (e.g., "Gain 1 'Travel Log'"). </text:p>
            </text:list-item>
            <text:list-item>
              <text:p text:style-name="P140">Example Use: Bridge, Outpost, Glade.</text:p>
            </text:list-item>
          </text:list>
        </text:list-item>
        <text:list-item>
          <text:p text:style-name="P140">Pest Infestation </text:p>
          <text:list>
            <text:list-item>
              <text:p text:style-name="P140">Description: Small critters cause trouble. </text:p>
            </text:list-item>
            <text:list-item>
              <text:p text:style-name="P140"><text:soft-page-break/>Outcome: Draw 1 Enemy card from Pest Deck (e.g., "Draw 1 'Rat'"). </text:p>
            </text:list-item>
            <text:list-item>
              <text:p text:style-name="P140">Example Use: Garden, Hut, Bog.</text:p>
            </text:list-item>
          </text:list>
        </text:list-item>
        <text:list-item>
          <text:p text:style-name="P140">Quick Rest </text:p>
          <text:list>
            <text:list-item>
              <text:p text:style-name="P140">Description: Take a brief break. </text:p>
            </text:list-item>
            <text:list-item>
              <text:p text:style-name="P140">Outcome: Gain 1 temporary bonus next turn (e.g., "Move 1 extra hex next turn"). </text:p>
            </text:list-item>
            <text:list-item>
              <text:p text:style-name="P140">Example Use: Bridge, Campfire, Cliff.</text:p>
            </text:list-item>
          </text:list>
        </text:list-item>
        <text:list-item>
          <text:p text:style-name="P140">Rotten Find </text:p>
          <text:list>
            <text:list-item>
              <text:p text:style-name="P140">Description: Discover something spoiled. </text:p>
            </text:list-item>
            <text:list-item>
              <text:p text:style-name="P140">Outcome: Draw 1 Junk card but lose 1 HP (e.g., "Gain 1 'Moldy Bread', lose 1 HP"). </text:p>
            </text:list-item>
            <text:list-item>
              <text:p text:style-name="P140">Example Use: Bog, Wreck, Den.</text:p>
            </text:list-item>
          </text:list>
        </text:list-item>
        <text:list-item>
          <text:p text:style-name="P140">Echo of the Past </text:p>
          <text:list>
            <text:list-item>
              <text:p text:style-name="P140">Description: A remnant of history surfaces. </text:p>
            </text:list-item>
            <text:list-item>
              <text:p text:style-name="P140">Outcome: Draw 1 Document or 1 Junk card (e.g., "Gain 1 'Old Coin' or 1 'Ripped Page'"). </text:p>
            </text:list-item>
            <text:list-item>
              <text:p text:style-name="P140">Example Use: Ruins, Shrine, Tower.</text:p>
            </text:list-item>
          </text:list>
        </text:list-item>
      </text:list>
      <text:p text:style-name="Horizontal_20_Line"/>
      <text:p text:style-name="P7">Reflections</text:p>
      <text:list xml:id="list3649294901" text:style-name="L119">
        <text:list-item>
          <text:p text:style-name="P141">Themes: These cover finds (Junk, Resources, Documents), encounters (NPCs, Enemies), risks (HP loss, card discard), and minor boons (healing, gold, bonuses), fitting the unrefined nature of State 1.</text:p>
        </text:list-item>
        <text:list-item>
          <text:p text:style-name="P141">Risk/Reward: Many have a mix of positive and negative outcomes to reflect the pre-upgrade instability (e.g., "Hidden Cache" vs. "Trap Trigger").</text:p>
        </text:list-item>
        <text:list-item>
          <text:p text:style-name="P141">Card Ties: Outcomes draw from your decks (Junk, Enemy, NPC, Document, Resource), ensuring integration with your system.</text:p>
        </text:list-item>
        <text:list-item>
          <text:p text:style-name="P141">Spinner Fit: Each could be a segment on your physical spinner (e.g., 20 options = 5% chance each with a 20-sided spinner or simplified with a die).</text:p>
        </text:list-item>
      </text:list>
      <text:p text:style-name="P9">These should work across your locations (e.g., "Find Junk" fits Ruins or Wreck, "Enemy Ambush" suits Cave or Den). Want me to assign specific ones to your previous location list (e.g., Garden, Tower) or tweak them (e.g., more positive/negative balance)? Let me know how to adjust this for your needs!</text:p>
      <text:p text:style-name="P18"><text:span text:style-name="T18"><text:line-break/>More<text:line-break/><text:line-break/></text:span><text:span text:style-name="T1">New Location Card Ideas</text:span></text:p>
      <text:p text:style-name="P8">1. Dune → Oasis</text:p>
      <text:list xml:id="list2159966015" text:style-name="L120">
        <text:list-item>
          <text:p text:style-name="P142">State 1: Dune </text:p>
          <text:list>
            <text:list-item>
              <text:p text:style-name="P142">Description: "A windswept hill of shifting sand." </text:p>
            </text:list-item>
            <text:list-item>
              <text:p text:style-name="P142">Random Outcomes: </text:p>
              <text:list>
                <text:list-item>
                  <text:p text:style-name="P142">"Buried Relic: Gain 1 Junk card ('Sand-Caked Pot')." </text:p>
                </text:list-item>
                <text:list-item>
                  <text:p text:style-name="P142">"Sandstorm: Lose 1 turn." </text:p>
                </text:list-item>
                <text:list-item>
                  <text:p text:style-name="P142"><text:soft-page-break/>"Mirage Clue: Draw 1 Document card ('Scribbled Map')."</text:p>
                </text:list-item>
              </text:list>
            </text:list-item>
            <text:list-item>
              <text:p text:style-name="P142">Upgrade Trigger: Bring 1 "Shovel" (Tool) and 1 "Water" (Resource).</text:p>
            </text:list-item>
          </text:list>
        </text:list-item>
        <text:list-item>
          <text:p text:style-name="P142">State 2: Oasis </text:p>
          <text:list>
            <text:list-item>
              <text:p text:style-name="P142">Description: "A lush haven with a sparkling spring." </text:p>
            </text:list-item>
            <text:list-item>
              <text:p text:style-name="P142">Random Outcomes: </text:p>
              <text:list>
                <text:list-item>
                  <text:p text:style-name="P142">"Traveler Rest: Draw 1 NPC card ('Nomad')." </text:p>
                </text:list-item>
                <text:list-item>
                  <text:p text:style-name="P142">"Dry Spell: No options this turn."</text:p>
                </text:list-item>
              </text:list>
            </text:list-item>
            <text:list-item>
              <text:p text:style-name="P142">Player Options: </text:p>
              <text:list>
                <text:list-item>
                  <text:p text:style-name="P142">"Collect Water: Gain 1 Resource card ('Water')." </text:p>
                </text:list-item>
                <text:list-item>
                  <text:p text:style-name="P142">"Trade Goods: Swap 1 Junk card for 1 Resource card ('Dates')." </text:p>
                </text:list-item>
                <text:list-item>
                  <text:p text:style-name="P142">"Rest: Heal 2 HP."</text:p>
                </text:list-item>
              </text:list>
            </text:list-item>
          </text:list>
        </text:list-item>
        <text:list-item>
          <text:p text:style-name="P142">Notes: Desert theme with survival and trade focus.</text:p>
        </text:list-item>
      </text:list>
      <text:p text:style-name="P7">2. Crater → Excavation Site</text:p>
      <text:list xml:id="list3250430152" text:style-name="L121">
        <text:list-item>
          <text:p text:style-name="P143">State 1: Crater </text:p>
          <text:list>
            <text:list-item>
              <text:p text:style-name="P143">Description: "A jagged pit from an ancient impact." </text:p>
            </text:list-item>
            <text:list-item>
              <text:p text:style-name="P143">Random Outcomes: </text:p>
              <text:list>
                <text:list-item>
                  <text:p text:style-name="P143">"Shiny Shard: Gain 1 Junk card ('Meteor Fragment')." </text:p>
                </text:list-item>
                <text:list-item>
                  <text:p text:style-name="P143">"Rock Slide: Lose 1 HP." </text:p>
                </text:list-item>
                <text:list-item>
                  <text:p text:style-name="P143">"Fossil Find: Draw 1 Document card ('Bone Sketch')."</text:p>
                </text:list-item>
              </text:list>
            </text:list-item>
            <text:list-item>
              <text:p text:style-name="P143">Upgrade Trigger: Complete Quest Q006: "Dig the Crater" (e.g., "Bring 2 Tools: Pickaxe").</text:p>
            </text:list-item>
          </text:list>
        </text:list-item>
        <text:list-item>
          <text:p text:style-name="P143">State 2: Excavation Site </text:p>
          <text:list>
            <text:list-item>
              <text:p text:style-name="P143">Description: "A busy dig uncovering buried secrets." </text:p>
            </text:list-item>
            <text:list-item>
              <text:p text:style-name="P143">Random Outcomes: </text:p>
              <text:list>
                <text:list-item>
                  <text:p text:style-name="P143">"Rare Find: Gain 1 extra Junk card this turn." </text:p>
                </text:list-item>
                <text:list-item>
                  <text:p text:style-name="P143">"Cave-In Risk: Lose 1 HP."</text:p>
                </text:list-item>
              </text:list>
            </text:list-item>
            <text:list-item>
              <text:p text:style-name="P143">Player Options: </text:p>
              <text:list>
                <text:list-item>
                  <text:p text:style-name="P143">"Excavate: Gain 2 Junk cards ('Stone Slab')." </text:p>
                </text:list-item>
                <text:list-item>
                  <text:p text:style-name="P143">"Sell Fragments: Discard 1 Meteor Fragment for 3 gold." </text:p>
                </text:list-item>
                <text:list-item>
                  <text:p text:style-name="P143">"Study Fossils: Spend 1 Junk card to draw 1 Document card."</text:p>
                </text:list-item>
              </text:list>
            </text:list-item>
          </text:list>
        </text:list-item>
        <text:list-item>
          <text:p text:style-name="P143">Notes: Archaeological theme with resource and knowledge gains.</text:p>
        </text:list-item>
      </text:list>
      <text:p text:style-name="P7">3. Geyser → Hot Springs</text:p>
      <text:list xml:id="list589860450" text:style-name="L122">
        <text:list-item>
          <text:p text:style-name="P144">State 1: Geyser </text:p>
          <text:list>
            <text:list-item>
              <text:p text:style-name="P144">Description: "A steaming vent spewing hot water." </text:p>
            </text:list-item>
            <text:list-item>
              <text:p text:style-name="P144">Random Outcomes: </text:p>
              <text:list>
                <text:list-item>
                  <text:p text:style-name="P144">"Warm Soak: Heal 1 HP." </text:p>
                </text:list-item>
                <text:list-item>
                  <text:p text:style-name="P144">"Scalding Burst: Lose 1 HP." </text:p>
                </text:list-item>
                <text:list-item>
                  <text:p text:style-name="P144">"Mineral Deposit: Gain 1 Junk card ('Sulfur Rock')."</text:p>
                </text:list-item>
              </text:list>
            </text:list-item>
            <text:list-item>
              <text:p text:style-name="P144">Upgrade Trigger: Bring 1 "Bucket" (Item) and spend 2 gold.</text:p>
            </text:list-item>
          </text:list>
        </text:list-item>
        <text:list-item>
          <text:p text:style-name="P144">State 2: Hot Springs </text:p>
          <text:list>
            <text:list-item>
              <text:p text:style-name="P144">Description: "A soothing pool fed by natural heat." </text:p>
            </text:list-item>
            <text:list-item>
              <text:p text:style-name="P144"><text:soft-page-break/>Random Outcomes: </text:p>
              <text:list>
                <text:list-item>
                  <text:p text:style-name="P144">"Relaxing Vapors: Heal 1 extra HP this turn." </text:p>
                </text:list-item>
                <text:list-item>
                  <text:p text:style-name="P144">"Overcrowding: Lose 1 gold."</text:p>
                </text:list-item>
              </text:list>
            </text:list-item>
            <text:list-item>
              <text:p text:style-name="P144">Player Options: </text:p>
              <text:list>
                <text:list-item>
                  <text:p text:style-name="P144">"Bathe: Spend 1 gold to heal 3 HP." </text:p>
                </text:list-item>
                <text:list-item>
                  <text:p text:style-name="P144">"Harvest Minerals: Gain 1 Resource card ('Salt')." </text:p>
                </text:list-item>
                <text:list-item>
                  <text:p text:style-name="P144">"Hire Attendant: Spend 2 gold to draw 1 NPC card ('Healer')."</text:p>
                </text:list-item>
              </text:list>
            </text:list-item>
          </text:list>
        </text:list-item>
        <text:list-item>
          <text:p text:style-name="P144">Notes: Geothermal theme with healing focus.</text:p>
        </text:list-item>
      </text:list>
      <text:p text:style-name="P7">4. Driftwood → Raft Dock</text:p>
      <text:list xml:id="list583728260" text:style-name="L123">
        <text:list-item>
          <text:p text:style-name="P145">State 1: Driftwood </text:p>
          <text:list>
            <text:list-item>
              <text:p text:style-name="P145">Description: "A tangle of sea-worn logs on the shore." </text:p>
            </text:list-item>
            <text:list-item>
              <text:p text:style-name="P145">Random Outcomes: </text:p>
              <text:list>
                <text:list-item>
                  <text:p text:style-name="P145">"Washed-Up Junk: Gain 1 Junk card ('Splintered Wood')." </text:p>
                </text:list-item>
                <text:list-item>
                  <text:p text:style-name="P145">"Tide Trap: Lose 1 turn." </text:p>
                </text:list-item>
                <text:list-item>
                  <text:p text:style-name="P145">"Message in Bottle: Draw 1 Document card ('SOS Note')."</text:p>
                </text:list-item>
              </text:list>
            </text:list-item>
            <text:list-item>
              <text:p text:style-name="P145">Upgrade Trigger: Bring 1 "Rope" (Tool) and 2 "Wood Planks" (Junk).</text:p>
            </text:list-item>
          </text:list>
        </text:list-item>
        <text:list-item>
          <text:p text:style-name="P145">State 2: Raft Dock </text:p>
          <text:list>
            <text:list-item>
              <text:p text:style-name="P145">Description: "A simple pier for water travel." </text:p>
            </text:list-item>
            <text:list-item>
              <text:p text:style-name="P145">Random Outcomes: </text:p>
              <text:list>
                <text:list-item>
                  <text:p text:style-name="P145">"Fish Haul: Gain 1 Resource card ('Fish')." </text:p>
                </text:list-item>
                <text:list-item>
                  <text:p text:style-name="P145">"Storm Damage: Discard 1 Junk card."</text:p>
                </text:list-item>
              </text:list>
            </text:list-item>
            <text:list-item>
              <text:p text:style-name="P145">Player Options: </text:p>
              <text:list>
                <text:list-item>
                  <text:p text:style-name="P145">"Build Raft: Spend 2 Junk cards to gain 1 Tool card ('Raft')." </text:p>
                </text:list-item>
                <text:list-item>
                  <text:p text:style-name="P145">"Fish: Gain 1 Resource card ('Fish')." </text:p>
                </text:list-item>
                <text:list-item>
                  <text:p text:style-name="P145">"Travel: Spend 1 gold to move 3 extra hexes (water hexes only)."</text:p>
                </text:list-item>
              </text:list>
            </text:list-item>
          </text:list>
        </text:list-item>
        <text:list-item>
          <text:p text:style-name="P145">Notes: Coastal theme with movement and crafting.</text:p>
        </text:list-item>
      </text:list>
      <text:p text:style-name="P7">5. Treetop → Canopy Village</text:p>
      <text:list xml:id="list3933959458" text:style-name="L124">
        <text:list-item>
          <text:p text:style-name="P146">State 1: Treetop </text:p>
          <text:list>
            <text:list-item>
              <text:p text:style-name="P146">Description: "A high perch in swaying branches." </text:p>
            </text:list-item>
            <text:list-item>
              <text:p text:style-name="P146">Random Outcomes: </text:p>
              <text:list>
                <text:list-item>
                  <text:p text:style-name="P146">"Bird Nest: Gain 1 Junk card ('Twigs')." </text:p>
                </text:list-item>
                <text:list-item>
                  <text:p text:style-name="P146">"Branch Snap: Lose 1 HP." </text:p>
                </text:list-item>
                <text:list-item>
                  <text:p text:style-name="P146">"Leafy Scroll: Draw 1 Document card ('Tree Lore')."</text:p>
                </text:list-item>
              </text:list>
            </text:list-item>
            <text:list-item>
              <text:p text:style-name="P146">Upgrade Trigger: Complete Quest Q007: "Settle the Treetop" (e.g., "Bring 1 NPC: Builder").</text:p>
            </text:list-item>
          </text:list>
        </text:list-item>
        <text:list-item>
          <text:p text:style-name="P146">State 2: Canopy Village </text:p>
          <text:list>
            <text:list-item>
              <text:p text:style-name="P146">Description: "A network of wooden homes in the trees." </text:p>
            </text:list-item>
            <text:list-item>
              <text:p text:style-name="P146">Random Outcomes: </text:p>
              <text:list>
                <text:list-item>
                  <text:p text:style-name="P146">"Villager Aid: Draw 1 NPC card ('Woodcutter')." </text:p>
                </text:list-item>
                <text:list-item>
                  <text:p text:style-name="P146">"Windstorm: Lose 1 turn."</text:p>
                </text:list-item>
              </text:list>
            </text:list-item>
            <text:list-item>
              <text:p text:style-name="P146">Player Options: </text:p>
              <text:list>
                <text:list-item>
                  <text:p text:style-name="P146"><text:soft-page-break/>"Harvest Wood: Gain 1 Junk card ('Wood Plank')." </text:p>
                </text:list-item>
                <text:list-item>
                  <text:p text:style-name="P146">"Trade Supplies: Swap 1 Resource card for 1 gold." </text:p>
                </text:list-item>
                <text:list-item>
                  <text:p text:style-name="P146">"Hire Resident: Spend 2 gold to draw 1 NPC card ('Villager')."</text:p>
                </text:list-item>
              </text:list>
            </text:list-item>
          </text:list>
        </text:list-item>
        <text:list-item>
          <text:p text:style-name="P146">Notes: Forest canopy theme with social and resource elements.</text:p>
        </text:list-item>
      </text:list>
      <text:p text:style-name="P7">6. Sinkhole → Crystal Cavern</text:p>
      <text:list xml:id="list2336557833" text:style-name="L125">
        <text:list-item>
          <text:p text:style-name="P147">State 1: Sinkhole </text:p>
          <text:list>
            <text:list-item>
              <text:p text:style-name="P147">Description: "A gaping hole swallowing the ground." </text:p>
            </text:list-item>
            <text:list-item>
              <text:p text:style-name="P147">Random Outcomes: </text:p>
              <text:list>
                <text:list-item>
                  <text:p text:style-name="P147">"Gem Glint: Gain 1 Junk card ('Rough Crystal')." </text:p>
                </text:list-item>
                <text:list-item>
                  <text:p text:style-name="P147">"Fall Risk: Lose 1 HP." </text:p>
                </text:list-item>
                <text:list-item>
                  <text:p text:style-name="P147">"Echoed Hint: Draw 1 Document card ('Cave Map')."</text:p>
                </text:list-item>
              </text:list>
            </text:list-item>
            <text:list-item>
              <text:p text:style-name="P147">Upgrade Trigger: Bring 1 "Lantern" (Tool) and 1 "Pickaxe" (Tool).</text:p>
            </text:list-item>
          </text:list>
        </text:list-item>
        <text:list-item>
          <text:p text:style-name="P147">State 2: Crystal Cavern </text:p>
          <text:list>
            <text:list-item>
              <text:p text:style-name="P147">Description: "A shimmering cave lined with gems." </text:p>
            </text:list-item>
            <text:list-item>
              <text:p text:style-name="P147">Random Outcomes: </text:p>
              <text:list>
                <text:list-item>
                  <text:p text:style-name="P147">"Crystal Bloom: Gain 1 extra gem this turn." </text:p>
                </text:list-item>
                <text:list-item>
                  <text:p text:style-name="P147">"Dark Collapse: Lose 1 HP."</text:p>
                </text:list-item>
              </text:list>
            </text:list-item>
            <text:list-item>
              <text:p text:style-name="P147">Player Options: </text:p>
              <text:list>
                <text:list-item>
                  <text:p text:style-name="P147">"Mine Gems: Gain 1 Resource card ('Gem')." </text:p>
                </text:list-item>
                <text:list-item>
                  <text:p text:style-name="P147">"Sell Gems: Discard 1 Gem card for 4 gold." </text:p>
                </text:list-item>
                <text:list-item>
                  <text:p text:style-name="P147">"Craft Jewelry: Spend 1 Gem and 1 Junk card for 1 Tool card ('Ring')."</text:p>
                </text:list-item>
              </text:list>
            </text:list-item>
          </text:list>
        </text:list-item>
        <text:list-item>
          <text:p text:style-name="P147">Notes: Underground theme with wealth and crafting.</text:p>
        </text:list-item>
      </text:list>
      <text:p text:style-name="P7">7. Barren Field → Windmill</text:p>
      <text:list xml:id="list422219881" text:style-name="L126">
        <text:list-item>
          <text:p text:style-name="P148">State 1: Barren Field </text:p>
          <text:list>
            <text:list-item>
              <text:p text:style-name="P148">Description: "A dry expanse of cracked earth." </text:p>
            </text:list-item>
            <text:list-item>
              <text:p text:style-name="P148">Random Outcomes: </text:p>
              <text:list>
                <text:list-item>
                  <text:p text:style-name="P148">"Dusty Find: Gain 1 Junk card ('Old Sack')." </text:p>
                </text:list-item>
                <text:list-item>
                  <text:p text:style-name="P148">"Dust Storm: Lose 1 turn." </text:p>
                </text:list-item>
                <text:list-item>
                  <text:p text:style-name="P148">"Seed Packet: Gain 1 Resource card ('Seeds')."</text:p>
                </text:list-item>
              </text:list>
            </text:list-item>
            <text:list-item>
              <text:p text:style-name="P148">Upgrade Trigger: Bring 1 "Blueprint: Windmill" (Document) and 3 Junk cards.</text:p>
            </text:list-item>
          </text:list>
        </text:list-item>
        <text:list-item>
          <text:p text:style-name="P148">State 2: Windmill </text:p>
          <text:list>
            <text:list-item>
              <text:p text:style-name="P148">Description: "A spinning mill grinding grain." </text:p>
            </text:list-item>
            <text:list-item>
              <text:p text:style-name="P148">Random Outcomes: </text:p>
              <text:list>
                <text:list-item>
                  <text:p text:style-name="P148">"Grain Surplus: Gain 1 extra Flour this turn." </text:p>
                </text:list-item>
                <text:list-item>
                  <text:p text:style-name="P148">"Blade Jam: Discard 1 Junk card."</text:p>
                </text:list-item>
              </text:list>
            </text:list-item>
            <text:list-item>
              <text:p text:style-name="P148">Player Options: </text:p>
              <text:list>
                <text:list-item>
                  <text:p text:style-name="P148">"Grind Grain: Spend 1 Seeds card to gain 1 Resource card ('Flour')." </text:p>
                </text:list-item>
                <text:list-item>
                  <text:p text:style-name="P148">"Sell Flour: Discard 1 Flour card for 2 gold." </text:p>
                </text:list-item>
                <text:list-item>
                  <text:p text:style-name="P148">"Repair Mill: Spend 1 Junk card to heal 1 mill HP (if tracked)."</text:p>
                </text:list-item>
              </text:list>
            </text:list-item>
          </text:list>
        </text:list-item>
        <text:list-item>
          <text:p text:style-name="P148">Notes: Agricultural theme with processing focus.</text:p>
        </text:list-item>
      </text:list>
      <text:p text:style-name="P7">8. Monolith → Altar</text:p>
      <text:list xml:id="list1642355021" text:style-name="L127">
        <text:list-item>
          <text:p text:style-name="P149"><text:soft-page-break/>State 1: Monolith </text:p>
          <text:list>
            <text:list-item>
              <text:p text:style-name="P149">Description: "A towering stone etched with runes." </text:p>
            </text:list-item>
            <text:list-item>
              <text:p text:style-name="P149">Random Outcomes: </text:p>
              <text:list>
                <text:list-item>
                  <text:p text:style-name="P149">"Rune Glow: Heal 1 HP." </text:p>
                </text:list-item>
                <text:list-item>
                  <text:p text:style-name="P149">"Omen Vision: Draw 1 Document card ('Prophecy')." </text:p>
                </text:list-item>
                <text:list-item>
                  <text:p text:style-name="P149">"Stone Curse: Lose 1 HP."</text:p>
                </text:list-item>
              </text:list>
            </text:list-item>
            <text:list-item>
              <text:p text:style-name="P149">Upgrade Trigger: Spend 3 gems and bring 1 "Relic" (Junk).</text:p>
            </text:list-item>
          </text:list>
        </text:list-item>
        <text:list-item>
          <text:p text:style-name="P149">State 2: Altar </text:p>
          <text:list>
            <text:list-item>
              <text:p text:style-name="P149">Description: "A sacred site pulsing with energy." </text:p>
            </text:list-item>
            <text:list-item>
              <text:p text:style-name="P149">Random Outcomes: </text:p>
              <text:list>
                <text:list-item>
                  <text:p text:style-name="P149">"Blessing Surge: Gain 1 Blessing point." </text:p>
                </text:list-item>
                <text:list-item>
                  <text:p text:style-name="P149">"Ritual Backfire: Lose 1 gold."</text:p>
                </text:list-item>
              </text:list>
            </text:list-item>
            <text:list-item>
              <text:p text:style-name="P149">Player Options: </text:p>
              <text:list>
                <text:list-item>
                  <text:p text:style-name="P149">"Pray: Gain 1 Blessing point." </text:p>
                </text:list-item>
                <text:list-item>
                  <text:p text:style-name="P149">"Offer Gift: Discard 1 Resource card for 2 Blessing points." </text:p>
                </text:list-item>
                <text:list-item>
                  <text:p text:style-name="P149">"Summon Spirit: Spend 2 gold to draw 1 NPC card ('Spirit Guide')."</text:p>
                </text:list-item>
              </text:list>
            </text:list-item>
          </text:list>
        </text:list-item>
        <text:list-item>
          <text:p text:style-name="P149">Notes: Mystical theme with spiritual rewards.</text:p>
        </text:list-item>
      </text:list>
      <text:p text:style-name="P7">9. Ravine → Rope Bridge</text:p>
      <text:list xml:id="list2028902453" text:style-name="L128">
        <text:list-item>
          <text:p text:style-name="P150">State 1: Ravine </text:p>
          <text:list>
            <text:list-item>
              <text:p text:style-name="P150">Description: "A deep cut splitting the land." </text:p>
            </text:list-item>
            <text:list-item>
              <text:p text:style-name="P150">Random Outcomes: </text:p>
              <text:list>
                <text:list-item>
                  <text:p text:style-name="P150">"Loose Pebble: Gain 1 Junk card ('Rock')." </text:p>
                </text:list-item>
                <text:list-item>
                  <text:p text:style-name="P150">"Slip Hazard: Lose 1 HP." </text:p>
                </text:list-item>
                <text:list-item>
                  <text:p text:style-name="P150">"Echo Call: Draw 1 NPC card ('Lost Hiker')."</text:p>
                </text:list-item>
              </text:list>
            </text:list-item>
            <text:list-item>
              <text:p text:style-name="P150">Upgrade Trigger: Bring 1 "Rope" (Tool) and 2 "Wood Planks" (Junk).</text:p>
            </text:list-item>
          </text:list>
        </text:list-item>
        <text:list-item>
          <text:p text:style-name="P150">State 2: Rope Bridge </text:p>
          <text:list>
            <text:list-item>
              <text:p text:style-name="P150">Description: "A sturdy crossing swaying over the gap." </text:p>
            </text:list-item>
            <text:list-item>
              <text:p text:style-name="P150">Random Outcomes: </text:p>
              <text:list>
                <text:list-item>
                  <text:p text:style-name="P150">"Safe Passage: Move 1 extra hex next turn." </text:p>
                </text:list-item>
                <text:list-item>
                  <text:p text:style-name="P150">"Creak Alarm: Lose 1 turn."</text:p>
                </text:list-item>
              </text:list>
            </text:list-item>
            <text:list-item>
              <text:p text:style-name="P150">Player Options: </text:p>
              <text:list>
                <text:list-item>
                  <text:p text:style-name="P150">"Cross Fast: Spend 1 gold to move 3 extra hexes." </text:p>
                </text:list-item>
                <text:list-item>
                  <text:p text:style-name="P150">"Reinforce: Spend 1 Junk card to gain 1 gold next turn." </text:p>
                </text:list-item>
                <text:list-item>
                  <text:p text:style-name="P150">"Signal Help: Draw 1 NPC card ('Traveler')."</text:p>
                </text:list-item>
              </text:list>
            </text:list-item>
          </text:list>
        </text:list-item>
        <text:list-item>
          <text:p text:style-name="P150">Notes: Terrain theme with movement focus.</text:p>
        </text:list-item>
      </text:list>
      <text:p text:style-name="P7">10. Scrap Heap → Junkyard</text:p>
      <text:list xml:id="list3499691249" text:style-name="L129">
        <text:list-item>
          <text:p text:style-name="P151">State 1: Scrap Heap </text:p>
          <text:list>
            <text:list-item>
              <text:p text:style-name="P151">Description: "A pile of rusting debris." </text:p>
            </text:list-item>
            <text:list-item>
              <text:p text:style-name="P151">Random Outcomes: </text:p>
              <text:list>
                <text:list-item>
                  <text:p text:style-name="P151">"Metal Bit: Gain 1 Junk card ('Scrap Metal')." </text:p>
                </text:list-item>
                <text:list-item>
                  <text:p text:style-name="P151">"Tetanus Risk: Lose 1 HP." </text:p>
                </text:list-item>
                <text:list-item>
                  <text:p text:style-name="P151"><text:soft-page-break/>"Old Plan: Draw 1 Document card ('Torn Blueprint')."</text:p>
                </text:list-item>
              </text:list>
            </text:list-item>
            <text:list-item>
              <text:p text:style-name="P151">Upgrade Trigger: Complete Quest Q008: "Organize the Heap" (e.g., "Bring 1 NPC: Scavenger").</text:p>
            </text:list-item>
          </text:list>
        </text:list-item>
        <text:list-item>
          <text:p text:style-name="P151">State 2: Junkyard </text:p>
          <text:list>
            <text:list-item>
              <text:p text:style-name="P151">Description: "A sorted lot of salvageable goods." </text:p>
            </text:list-item>
            <text:list-item>
              <text:p text:style-name="P151">Random Outcomes: </text:p>
              <text:list>
                <text:list-item>
                  <text:p text:style-name="P151">"Lucky Haul: Gain 1 extra Junk card this turn." </text:p>
                </text:list-item>
                <text:list-item>
                  <text:p text:style-name="P151">"Rust Pile: Discard 1 Junk card."</text:p>
                </text:list-item>
              </text:list>
            </text:list-item>
            <text:list-item>
              <text:p text:style-name="P151">Player Options: </text:p>
              <text:list>
                <text:list-item>
                  <text:p text:style-name="P151">"Scavenge: Gain 2 Junk cards." </text:p>
                </text:list-item>
                <text:list-item>
                  <text:p text:style-name="P151">"Sell Scrap: Discard 2 Junk cards for 3 gold." </text:p>
                </text:list-item>
                <text:list-item>
                  <text:p text:style-name="P151">"Craft Tool: Spend 3 Junk cards for 1 Tool card ('Crowbar')."</text:p>
                </text:list-item>
              </text:list>
            </text:list-item>
          </text:list>
        </text:list-item>
        <text:list-item>
          <text:p text:style-name="P151">Notes: Industrial theme with junk economy.</text:p>
        </text:list-item>
      </text:list>
      <text:p text:style-name="Horizontal_20_Line"/>
      <text:p text:style-name="P7">Reflections</text:p>
      <text:list xml:id="list3701065630" text:style-name="L130">
        <text:list-item>
          <text:p text:style-name="P152">New Themes: These introduce desert (Dune), volcanic (Geyser), treetop (Canopy Village), mystical (Monolith), and industrial (Scrap Heap) vibes, expanding beyond forests, caves, and coastal areas.</text:p>
        </text:list-item>
        <text:list-item>
          <text:p text:style-name="P152">Upgrade Variety: Triggers use quests (Crater, Treetop), items/tools (Driftwood, Sinkhole), and resources (Monolith, Barren Field), matching your system.</text:p>
        </text:list-item>
        <text:list-item>
          <text:p text:style-name="P152">Gameplay Fit: Outcomes and options tie into your card types (Junk, Resource, NPC, Document) and hexgrid mechanics (movement, HP, gold).</text:p>
        </text:list-item>
        <text:list-item>
          <text:p text:style-name="P152">Uniqueness: Each offers a distinct purpose—Oasis for survival, Altar for blessings, Rope Bridge for travel, etc.</text:p>
        </text:list-item>
      </text:list>
      <text:p text:style-name="P9">Which of these catch your interest? Want me to flesh out one with more detail (e.g., specific outcomes/options) or keep brainstorming new settings (e.g., icy, urban)? Let me know how to build on this for your game!</text:p>
      <text:p text:style-name="P18"><text:span text:style-name="T18"><text:line-break/>More<text:line-break/><text:line-break/></text:span><text:span text:style-name="T1">Best, Most Fun, and Interesting Parts of Location Cards</text:span></text:p>
      <text:list xml:id="list4205605668" text:style-name="L131">
        <text:list-item>
          <text:p text:style-name="P153">Dynamic Transformation (State 1 to State 2) </text:p>
          <text:list>
            <text:list-item>
              <text:p text:style-name="P153">Why It’s Great: The physical act of rotating the card 180 degrees to upgrade from State 1 to State 2 (e.g., "Garden" to "Planted Garden") is visually and mechanically satisfying. It’s a tangible reward for effort, turning a risky or basic spot into something valuable. </text:p>
            </text:list-item>
            <text:list-item>
              <text:p text:style-name="P153">Fun Factor: Players feel like they’re shaping the world—turning a "Crater" into an "Excavation Site" or a "Driftwood" into a "Raft Dock" gives a sense of progress and ownership. </text:p>
            </text:list-item>
            <text:list-item>
              <text:p text:style-name="P153">Example: Upgrading a "Sinkhole" to a "Crystal Cavern" with a "Lantern" and "Pickaxe" unlocks a gem-rich hub, flipping chaos into opportunity.</text:p>
            </text:list-item>
          </text:list>
        </text:list-item>
        <text:list-item>
          <text:p text:style-name="P153">Unpredictable Random Outcomes </text:p>
          <text:list>
            <text:list-item>
              <text:p text:style-name="P153"><text:soft-page-break/>Why It’s Great: State 1’s random occurrences (e.g., "Enemy Ambush" in a Cave, "Sandstorm" in a Dune) keep every hex visit thrilling and uncertain, while State 2’s outcomes (e.g., "Big Catch" in a Fishery) add surprises to a controlled space. </text:p>
            </text:list-item>
            <text:list-item>
              <text:p text:style-name="P153">Fun Factor: The spinner-driven chaos (e.g., "Lose 1 HP" or "Gain a Junk card") creates tension and storytelling moments—like a sudden "Bat Swarm" in a Cave or a "Blessing Surge" at an Altar. </text:p>
            </text:list-item>
            <text:list-item>
              <text:p text:style-name="P153">Example: Landing on a "Scrap Heap" might yield "Metal Bit" or "Tetanus Risk," making each stop a gamble worth taking.</text:p>
            </text:list-item>
          </text:list>
        </text:list-item>
        <text:list-item>
          <text:p text:style-name="P153">Player Agency with State 2 Options </text:p>
          <text:list>
            <text:list-item>
              <text:p text:style-name="P153">Why It’s Great: The consistent choices in State 2 (e.g., "Harvest Herbs," "Craft Item," "Hire NPC") give players control after the upgrade, turning locations into strategic hubs tailored to their playstyle. </text:p>
            </text:list-item>
            <text:list-item>
              <text:p text:style-name="P153">Fun Factor: Deciding between "Sell Gems" or "Craft Jewelry" in a Crystal Cavern, or "Pay Toll" versus "Reinforce" on a Rope Bridge, feels empowering and rewarding—players dictate the payoff. </text:p>
            </text:list-item>
            <text:list-item>
              <text:p text:style-name="P153">Example: At a "Forge," choosing to "Craft Weapon" over "Sell Metal" could arm you for a fight, sparking creative planning.</text:p>
            </text:list-item>
          </text:list>
        </text:list-item>
        <text:list-item>
          <text:p text:style-name="P153">Thematic Variety Across the Hexgrid </text:p>
          <text:list>
            <text:list-item>
              <text:p text:style-name="P153">Why It’s Great: Locations like "Oasis," "Hot Springs," "Canopy Village," and "Junkyard" paint a vivid, diverse world—deserts, forests, coasts, and mystical sites all coexist, each with unique vibes and mechanics. </text:p>
            </text:list-item>
            <text:list-item>
              <text:p text:style-name="P153">Fun Factor: Exploring feels like an adventure—stumbling from a "Monolith" with eerie runes to a "Raft Dock" with sea breezes keeps the journey fresh and immersive. </text:p>
            </text:list-item>
            <text:list-item>
              <text:p text:style-name="P153">Example: A "Treetop" offering "Bird Nest" loot versus a "Geyser" with "Scalding Burst" risks creates a patchwork of exciting stops.</text:p>
            </text:list-item>
          </text:list>
        </text:list-item>
        <text:list-item>
          <text:p text:style-name="P153">Upgrade Challenges as Mini-Quests </text:p>
          <text:list>
            <text:list-item>
              <text:p text:style-name="P153">Why It’s Great: Triggers like bringing a "Shovel" and "Seeds" to a Garden, or completing "Restore the Tower" for an Observatory, turn upgrades into engaging goals that tie into your card and quest systems. </text:p>
            </text:list-item>
            <text:list-item>
              <text:p text:style-name="P153">Fun Factor: The hunt for the right tools, items, or gold (e.g., "Rope" and "Wood Planks" for a Rope Bridge) feels like a treasure chase, with the State 2 reveal as the prize. </text:p>
            </text:list-item>
            <text:list-item>
              <text:p text:style-name="P153">Example: Spending 3 gems and a "Relic" to transform a "Monolith" into an "Altar" is a mystical mini-adventure with a big payoff.</text:p>
            </text:list-item>
          </text:list>
        </text:list-item>
        <text:list-item>
          <text:p text:style-name="P153">Risk vs. Reward Balance </text:p>
          <text:list>
            <text:list-item>
              <text:p text:style-name="P153">Why It’s Great: State 1’s mix of danger (e.g., "Slip Hazard" in a Ravine) and small gains (e.g., "Gem Glint" in a Sinkhole) contrasts with State 2’s safer, richer rewards (e.g., "Mine Gems" in a Crystal Cavern), making upgrades a strategic choice. </text:p>
            </text:list-item>
            <text:list-item>
              <text:p text:style-name="P153">Fun Factor: Weighing whether to brave a "Barren Field"’s "Dust Storm" for "Seeds" to build a "Windmill" adds tension and triumph when it pays off. </text:p>
            </text:list-item>
            <text:list-item>
              <text:p text:style-name="P153"><text:soft-page-break/>Example: A "Crater"’s "Rock Slide" risk versus an "Excavation Site"’s "Rare Find" bonus keeps players on edge.</text:p>
            </text:list-item>
          </text:list>
        </text:list-item>
        <text:list-item>
          <text:p text:style-name="P153">Integration with Card Economy </text:p>
          <text:list>
            <text:list-item>
              <text:p text:style-name="P153">Why It’s Great: Locations feed into your Junk, Resource, Tool, NPC, and Document card systems—State 1 drops cards like "Rough Crystal," while State 2 options like "Craft Tool" or "Sell Scrap" use them. </text:p>
            </text:list-item>
            <text:list-item>
              <text:p text:style-name="P153">Fun Factor: Collecting "Ore Chunks" from a Mine to "Craft a Weapon" at a Forge ties scavenging and crafting into a rewarding loop. </text:p>
            </text:list-item>
            <text:list-item>
              <text:p text:style-name="P153">Example: A "Junkyard" letting you "Scavenge" Junk then "Sell Scrap" for gold feels like running a little business.</text:p>
            </text:list-item>
          </text:list>
        </text:list-item>
        <text:list-item>
          <text:p text:style-name="P153">World-Building Through Interaction </text:p>
          <text:list>
            <text:list-item>
              <text:p text:style-name="P153">Why It’s Great: Each location tells a story—random outcomes hint at its past (e.g., "Message in Bottle" at Driftwood), and State 2 options show its new purpose (e.g., "Travel" at a Raft Dock). </text:p>
            </text:list-item>
            <text:list-item>
              <text:p text:style-name="P153">Fun Factor: Watching a "Dune" become an "Oasis" with "Collect Water" feels like you’re reviving a wasteland, adding narrative depth to every hex. </text:p>
            </text:list-item>
            <text:list-item>
              <text:p text:style-name="P153">Example: A "Barren Field"’s "Dusty Find" evolving into a "Windmill"’s "Grind Grain" paints a tale of renewal.</text:p>
            </text:list-item>
          </text:list>
        </text:list-item>
        <text:list-item>
          <text:p text:style-name="P153">Replayability with Variability </text:p>
          <text:list>
            <text:list-item>
              <text:p text:style-name="P153">Why It’s Great: Random outcomes ensure no two visits are identical (e.g., "Fossil Find" vs. "Rock Slide" in a Crater), and State 2’s mix of outcomes and options keeps upgraded spots dynamic. </text:p>
            </text:list-item>
            <text:list-item>
              <text:p text:style-name="P153">Fun Factor: Returning to a "Hot Springs" might yield "Relaxing Vapors" one turn and "Overcrowding" the next, keeping it fresh even after upgrading. </text:p>
            </text:list-item>
            <text:list-item>
              <text:p text:style-name="P153">Example: A "Canopy Village" offering "Harvest Wood" or a surprise "Windstorm" makes every trip unpredictable.</text:p>
            </text:list-item>
          </text:list>
        </text:list-item>
        <text:list-item>
          <text:p text:style-name="P153">Strategic Hexgrid Impact </text:p>
          <text:list>
            <text:list-item>
              <text:p text:style-name="P153">Why It’s Great: Locations influence movement and planning—State 1 might block progress (e.g., "Tide Trap" at Driftwood), while State 2 enhances it (e.g., "Cross Fast" at a Rope Bridge). </text:p>
            </text:list-item>
            <text:list-item>
              <text:p text:style-name="P153">Fun Factor: Upgrading a "Ravine" to a "Rope Bridge" to speed across the map, or turning a "Treetop" into a "Canopy Village" for NPC allies, shifts how you navigate and fight. </text:p>
            </text:list-item>
            <text:list-item>
              <text:p text:style-name="P153">Example: A "Windmill"’s "Grain Surplus" fueling a "Sell Flour" trade route could fund your next big move.</text:p>
            </text:list-item>
          </text:list>
        </text:list-item>
      </text:list>
      <text:p text:style-name="Horizontal_20_Line"/>
      <text:p text:style-name="P7">Why These Stand Out</text:p>
      <text:list xml:id="list4058446376" text:style-name="L132">
        <text:list-item>
          <text:p text:style-name="P154">Excitement: The unpredictability of State 1 (e.g., "Scalding Burst" or "Hidden Cache") paired with the power of State 2 options (e.g., "Craft Jewelry" or "Summon Spirit") keeps players hooked.</text:p>
        </text:list-item>
        <text:list-item>
          <text:p text:style-name="P154">Interactivity: Players don’t just pass through—they actively change locations, making <text:soft-page-break/>every hex a mini-project with big rewards.</text:p>
        </text:list-item>
        <text:list-item>
          <text:p text:style-name="P154">Immersion: The thematic leap from "Scrap Heap" to "Junkyard" or "Geyser" to "Hot Springs" builds a living world that reacts to player choices.</text:p>
        </text:list-item>
        <text:list-item>
          <text:p text:style-name="P154">Depth: Combining random spinner-driven events with deliberate upgrade goals and post-upgrade options layers strategy onto luck.</text:p>
        </text:list-item>
      </text:list>
      <text:p text:style-name="P9">These elements make location cards a core pillar of fun in your game—they’re not just static spots but evolving challenges and opportunities. Which of these aspects do you think your players will love most? Want me to zoom in on one (e.g., brainstorm more State 2 options to amplify agency) or tie them to specific locations? Let me know how to keep the momentum going!</text:p>
      <text:p text:style-name="P14"><text:line-break/><text:span text:style-name="T26">More<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30T19:36:06.758000000</dc:date>
    <meta:editing-duration>PT19M20S</meta:editing-duration>
    <meta:editing-cycles>4</meta:editing-cycles>
    <meta:generator>LibreOffice/7.3.4.2$Windows_X86_64 LibreOffice_project/728fec16bd5f605073805c3c9e7c4212a0120dc5</meta:generator>
    <meta:document-statistic meta:table-count="0" meta:image-count="0" meta:object-count="0" meta:page-count="26" meta:paragraph-count="804" meta:word-count="8108" meta:character-count="46567" meta:non-whitespace-character-count="39556"/>
  </office:meta>
</office:document-meta>
</file>